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6.262cm"/>
    </style:style>
    <style:style style:name="co5" style:family="table-column">
      <style:table-column-properties fo:break-before="auto" style:column-width="7.652cm"/>
    </style:style>
    <style:style style:name="co6" style:family="table-column">
      <style:table-column-properties fo:break-before="auto" style:column-width="4.874cm"/>
    </style:style>
    <style:style style:name="co7" style:family="table-column">
      <style:table-column-properties fo:break-before="auto" style:column-width="4.057cm"/>
    </style:style>
    <style:style style:name="co8" style:family="table-column">
      <style:table-column-properties fo:break-before="auto" style:column-width="4.683cm"/>
    </style:style>
    <style:style style:name="co9" style:family="table-column">
      <style:table-column-properties fo:break-before="auto" style:column-width="4.95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/>
    <style:style style:name="ce3" style:family="table-cell" style:parent-style-name="Default">
      <style:text-properties fo:color="#c9211e"/>
    </style:style>
    <style:style style:name="ce4" style:family="table-cell" style:parent-style-name="Default" style:data-style-name="N11"/>
    <style:style style:name="ce5" style:family="table-cell" style:parent-style-name="Default" style:data-style-name="N0"/>
    <style:style style:name="ce6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_GAP</text:p>
          </table:table-cell>
          <table:table-cell office:value-type="string" calcext:value-type="string">
            <text:p>FINAL_TIME</text:p>
          </table:table-cell>
          <table:table-cell office:value-type="string" calcext:value-type="string">
            <text:p>BESTBOUND</text:p>
          </table:table-cell>
          <table:table-cell office:value-type="string" calcext:value-type="string">
            <text:p>Gap Modif</text:p>
          </table:table-cell>
          <table:table-cell office:value-type="string" calcext:value-type="string">
            <text:p>BESTBOUND</text:p>
          </table:table-cell>
          <table:table-cell office:value-type="string" calcext:value-type="string">
            <text:p>Gap Modif</text:p>
          </table:table-cell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float" office:value="246" calcext:value-type="float">
            <text:p>246</text:p>
          </table:table-cell>
          <table:table-cell table:style-name="ce2" office:value-type="float" office:value="30680243.3094612" calcext:value-type="float">
            <text:p>30680243,31</text:p>
          </table:table-cell>
          <table:table-cell office:value-type="string" calcext:value-type="string">
            <text:p>Optimal</text:p>
          </table:table-cell>
          <table:table-cell table:style-name="ce4" office:value-type="percentage" office:value="0.000070655834763" calcext:value-type="percentage">
            <text:p>0,01 %</text:p>
          </table:table-cell>
          <table:table-cell office:value-type="float" office:value="1484.89071893692" calcext:value-type="float">
            <text:p>1484,89071893692</text:p>
          </table:table-cell>
          <table:table-cell table:formula="of:=[.D2]-[.F2]*(0.0000000001+[.D2])" office:value-type="float" office:value="30678075.5712594" calcext:value-type="float">
            <text:p>30678075,57125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float" office:value="281" calcext:value-type="float">
            <text:p>281</text:p>
          </table:table-cell>
          <table:table-cell table:style-name="ce2" office:value-type="float" office:value="29277741.8435763" calcext:value-type="float">
            <text:p>29277741,84</text:p>
          </table:table-cell>
          <table:table-cell office:value-type="string" calcext:value-type="string">
            <text:p>Optimal</text:p>
          </table:table-cell>
          <table:table-cell table:style-name="ce4" office:value-type="percentage" office:value="0.000099466108901" calcext:value-type="percentage">
            <text:p>0,01 %</text:p>
          </table:table-cell>
          <table:table-cell office:value-type="float" office:value="1970.23224306107" calcext:value-type="float">
            <text:p>1970,23224306107</text:p>
          </table:table-cell>
          <table:table-cell table:formula="of:=[.D3]-[.F3]*(0.0000000001+[.D3])" office:value-type="float" office:value="29274829.7005177" calcext:value-type="float">
            <text:p>29274829,7005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float" office:value="316" calcext:value-type="float">
            <text:p>316</text:p>
          </table:table-cell>
          <table:table-cell table:style-name="ce2" office:value-type="float" office:value="28171352.4040528" calcext:value-type="float">
            <text:p>28171352,40</text:p>
          </table:table-cell>
          <table:table-cell office:value-type="string" calcext:value-type="string">
            <text:p>Optimal</text:p>
          </table:table-cell>
          <table:table-cell table:style-name="ce4" office:value-type="percentage" office:value="0.000099156294097" calcext:value-type="percentage">
            <text:p>0,01 %</text:p>
          </table:table-cell>
          <table:table-cell office:value-type="float" office:value="2047.74918794632" calcext:value-type="float">
            <text:p>2047,74918794632</text:p>
          </table:table-cell>
          <table:table-cell table:formula="of:=[.D4]+[.F4]*(0.0000000001+[.D4])" office:value-type="float" office:value="28174145.7709569" calcext:value-type="float">
            <text:p>28174145,77095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float" office:value="352" calcext:value-type="float">
            <text:p>352</text:p>
          </table:table-cell>
          <table:table-cell table:style-name="ce2" office:value-type="float" office:value="27245758.6943596" calcext:value-type="float">
            <text:p>27245758,69</text:p>
          </table:table-cell>
          <table:table-cell office:value-type="string" calcext:value-type="string">
            <text:p>Optimal</text:p>
          </table:table-cell>
          <table:table-cell table:style-name="ce4" office:value-type="percentage" office:value="0.000078825752633" calcext:value-type="percentage">
            <text:p>0,01 %</text:p>
          </table:table-cell>
          <table:table-cell office:value-type="float" office:value="1554.64046311379" calcext:value-type="float">
            <text:p>1554,64046311379</text:p>
          </table:table-cell>
          <table:table-cell table:formula="of:=[.D5]-[.F5]*(0.0000000001+[.D5])" office:value-type="float" office:value="27243611.0269245" calcext:value-type="float">
            <text:p>27243611,0269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float" office:value="387" calcext:value-type="float">
            <text:p>387</text:p>
          </table:table-cell>
          <table:table-cell table:style-name="ce2" office:value-type="float" office:value="26537297.9696326" calcext:value-type="float">
            <text:p>26537297,97</text:p>
          </table:table-cell>
          <table:table-cell office:value-type="string" calcext:value-type="string">
            <text:p>Optimal</text:p>
          </table:table-cell>
          <table:table-cell table:style-name="ce4" office:value-type="percentage" office:value="0.000099280530147" calcext:value-type="percentage">
            <text:p>0,01 %</text:p>
          </table:table-cell>
          <table:table-cell office:value-type="float" office:value="581.536083936691" calcext:value-type="float">
            <text:p>581,536083936691</text:p>
          </table:table-cell>
          <table:table-cell table:formula="of:=[.D6]-[.F6]*(0.0000000001+[.D6])" office:value-type="float" office:value="26534663.3326215" calcext:value-type="float">
            <text:p>26534663,3326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float" office:value="422" calcext:value-type="float">
            <text:p>422</text:p>
          </table:table-cell>
          <table:table-cell table:style-name="ce2" office:value-type="float" office:value="25975817.6971537" calcext:value-type="float">
            <text:p>25975817,70</text:p>
          </table:table-cell>
          <table:table-cell office:value-type="string" calcext:value-type="string">
            <text:p>Optimal</text:p>
          </table:table-cell>
          <table:table-cell table:style-name="ce4" office:value-type="percentage" office:value="0.00005654528719" calcext:value-type="percentage">
            <text:p>0,01 %</text:p>
          </table:table-cell>
          <table:table-cell office:value-type="float" office:value="495.526785135269" calcext:value-type="float">
            <text:p>495,526785135269</text:p>
          </table:table-cell>
          <table:table-cell table:formula="of:=[.D7]-[.F7]*(0.0000000001+[.D7])" office:value-type="float" office:value="25974348.887082" calcext:value-type="float">
            <text:p>25974348,887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lycee</text:p>
          </table:table-cell>
          <table:table-cell office:value-type="float" office:value="457" calcext:value-type="float">
            <text:p>457</text:p>
          </table:table-cell>
          <table:table-cell table:style-name="ce2" office:value-type="float" office:value="25517497.0667966" calcext:value-type="float">
            <text:p>25517497,07</text:p>
          </table:table-cell>
          <table:table-cell office:value-type="string" calcext:value-type="string">
            <text:p>Optimal</text:p>
          </table:table-cell>
          <table:table-cell table:style-name="ce4" office:value-type="percentage" office:value="0.000098955860636" calcext:value-type="percentage">
            <text:p>0,01 %</text:p>
          </table:table-cell>
          <table:table-cell office:value-type="float" office:value="422.990631103516" calcext:value-type="float">
            <text:p>422,990631103516</text:p>
          </table:table-cell>
          <table:table-cell table:formula="of:=[.D8]-[.F8]*(0.0000000001+[.D8])" office:value-type="float" office:value="25514971.960913" calcext:value-type="float">
            <text:p>25514971,960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float" office:value="246" calcext:value-type="float">
            <text:p>246</text:p>
          </table:table-cell>
          <table:table-cell table:style-name="ce2" office:value-type="float" office:value="39667481.0471649" calcext:value-type="float">
            <text:p>39667481,05</text:p>
          </table:table-cell>
          <table:table-cell table:style-name="ce3" office:value-type="string" calcext:value-type="string">
            <text:p>Feasible</text:p>
          </table:table-cell>
          <table:table-cell office:value-type="float" office:value="0.000172744208899" calcext:value-type="float">
            <text:p>0,000172744208899</text:p>
          </table:table-cell>
          <table:table-cell table:style-name="ce3" office:value-type="float" office:value="3600" calcext:value-type="float">
            <text:p>3600</text:p>
          </table:table-cell>
          <table:table-cell/>
          <table:table-cell table:style-name="ce4" table:formula="of:=([.D9]-[.H2])/(0.0000000001+[.D9])" office:value-type="percentage" office:value="0.226619014835276" calcext:value-type="percentage">
            <text:p>22,66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float" office:value="281" calcext:value-type="float">
            <text:p>281</text:p>
          </table:table-cell>
          <table:table-cell table:style-name="ce2" office:value-type="float" office:value="36520591.410118" calcext:value-type="float">
            <text:p>36520591,41</text:p>
          </table:table-cell>
          <table:table-cell office:value-type="string" calcext:value-type="string">
            <text:p>Optimal</text:p>
          </table:table-cell>
          <table:table-cell office:value-type="float" office:value="0.000097360715724" calcext:value-type="float">
            <text:p>0,000097360715724</text:p>
          </table:table-cell>
          <table:table-cell office:value-type="float" office:value="2184.68094992638" calcext:value-type="float">
            <text:p>2184,68094992638</text:p>
          </table:table-cell>
          <table:table-cell/>
          <table:table-cell table:style-name="ce4" table:formula="of:=([.D10]-[.H3])/(0.0000000001+[.D10])" office:value-type="percentage" office:value="0.198402091254" calcext:value-type="percentage">
            <text:p>19,84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float" office:value="316" calcext:value-type="float">
            <text:p>316</text:p>
          </table:table-cell>
          <table:table-cell table:style-name="ce2" office:value-type="float" office:value="31353769.2945639" calcext:value-type="float">
            <text:p>31353769,29</text:p>
          </table:table-cell>
          <table:table-cell office:value-type="string" calcext:value-type="string">
            <text:p>Optimal</text:p>
          </table:table-cell>
          <table:table-cell office:value-type="float" office:value="0.000099424486618" calcext:value-type="float">
            <text:p>0,000099424486618</text:p>
          </table:table-cell>
          <table:table-cell office:value-type="float" office:value="2032.29182219505" calcext:value-type="float">
            <text:p>2032,29182219505</text:p>
          </table:table-cell>
          <table:table-cell/>
          <table:table-cell table:style-name="ce4" table:formula="of:=([.D11]-[.H4])/(0.0000000001+[.D11])" office:value-type="percentage" office:value="0.101411204941101" calcext:value-type="percentage">
            <text:p>10,14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float" office:value="352" calcext:value-type="float">
            <text:p>352</text:p>
          </table:table-cell>
          <table:table-cell table:style-name="ce2" office:value-type="float" office:value="27245686.0388513" calcext:value-type="float">
            <text:p>27245686,04</text:p>
          </table:table-cell>
          <table:table-cell office:value-type="string" calcext:value-type="string">
            <text:p>Optimal</text:p>
          </table:table-cell>
          <table:table-cell office:value-type="float" office:value="0.000082263133492" calcext:value-type="float">
            <text:p>0,000082263133492</text:p>
          </table:table-cell>
          <table:table-cell office:value-type="float" office:value="1807.33020210266" calcext:value-type="float">
            <text:p>1807,33020210266</text:p>
          </table:table-cell>
          <table:table-cell/>
          <table:table-cell table:style-name="ce4" table:formula="of:=([.D12]-[.H5])/(0.0000000001+[.D12])" office:value-type="percentage" office:value="0.0000761592834879255" calcext:value-type="percentage">
            <text:p>0,01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float" office:value="387" calcext:value-type="float">
            <text:p>387</text:p>
          </table:table-cell>
          <table:table-cell table:style-name="ce2" office:value-type="float" office:value="26537297.9696326" calcext:value-type="float">
            <text:p>26537297,97</text:p>
          </table:table-cell>
          <table:table-cell office:value-type="string" calcext:value-type="string">
            <text:p>Optimal</text:p>
          </table:table-cell>
          <table:table-cell office:value-type="float" office:value="0.000096969108119" calcext:value-type="float">
            <text:p>0,000096969108119</text:p>
          </table:table-cell>
          <table:table-cell office:value-type="float" office:value="931.339228153229" calcext:value-type="float">
            <text:p>931,339228153229</text:p>
          </table:table-cell>
          <table:table-cell/>
          <table:table-cell table:style-name="ce4" table:formula="of:=([.D13]-[.H6])/(0.0000000001+[.D13])" office:value-type="percentage" office:value="0.0000992805301473504" calcext:value-type="percentage">
            <text:p>0,01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float" office:value="422" calcext:value-type="float">
            <text:p>422</text:p>
          </table:table-cell>
          <table:table-cell table:style-name="ce2" office:value-type="float" office:value="25975686.4862816" calcext:value-type="float">
            <text:p>25975686,49</text:p>
          </table:table-cell>
          <table:table-cell office:value-type="string" calcext:value-type="string">
            <text:p>Optimal</text:p>
          </table:table-cell>
          <table:table-cell office:value-type="float" office:value="0.000099752999201" calcext:value-type="float">
            <text:p>0,000099752999201</text:p>
          </table:table-cell>
          <table:table-cell office:value-type="float" office:value="1362.9801158905" calcext:value-type="float">
            <text:p>1362,9801158905</text:p>
          </table:table-cell>
          <table:table-cell/>
          <table:table-cell table:style-name="ce4" table:formula="of:=([.D14]-[.H7])/(0.0000000001+[.D14])" office:value-type="percentage" office:value="0.000051494277167366" calcext:value-type="percentage">
            <text:p>0,01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lycee</text:p>
          </table:table-cell>
          <table:table-cell office:value-type="float" office:value="457" calcext:value-type="float">
            <text:p>457</text:p>
          </table:table-cell>
          <table:table-cell table:style-name="ce2" office:value-type="float" office:value="25517981.0713459" calcext:value-type="float">
            <text:p>25517981,07</text:p>
          </table:table-cell>
          <table:table-cell office:value-type="string" calcext:value-type="string">
            <text:p>Optimal</text:p>
          </table:table-cell>
          <table:table-cell office:value-type="float" office:value="0.00009109414253" calcext:value-type="float">
            <text:p>0,00009109414253</text:p>
          </table:table-cell>
          <table:table-cell office:value-type="float" office:value="417.554728984833" calcext:value-type="float">
            <text:p>417,554728984833</text:p>
          </table:table-cell>
          <table:table-cell/>
          <table:table-cell table:style-name="ce4" table:formula="of:=([.D15]-[.H8])/(0.0000000001+[.D15])" office:value-type="percentage" office:value="0.000117921179752144" calcext:value-type="percentage">
            <text:p>0,01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vns</text:p>
          </table:table-cell>
          <table:table-cell office:value-type="string" calcext:value-type="string">
            <text:p>lycee</text:p>
          </table:table-cell>
          <table:table-cell office:value-type="float" office:value="246" calcext:value-type="float">
            <text:p>246</text:p>
          </table:table-cell>
          <table:table-cell table:style-name="ce2" office:value-type="float" office:value="68695295.2509992" calcext:value-type="float">
            <text:p>68695295,25</text:p>
          </table:table-cell>
          <table:table-cell table:number-columns-repeated="2"/>
          <table:table-cell office:value-type="float" office:value="3611" calcext:value-type="float">
            <text:p>3611</text:p>
          </table:table-cell>
          <table:table-cell/>
          <table:table-cell table:style-name="ce4" table:formula="of:=([.D16]-[.H2])/(0.0000000001+[.D16])" office:value-type="percentage" office:value="0.553418098587863" calcext:value-type="percentage">
            <text:p>55,34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vns</text:p>
          </table:table-cell>
          <table:table-cell office:value-type="string" calcext:value-type="string">
            <text:p>lycee</text:p>
          </table:table-cell>
          <table:table-cell office:value-type="float" office:value="281" calcext:value-type="float">
            <text:p>281</text:p>
          </table:table-cell>
          <table:table-cell table:style-name="ce2" office:value-type="float" office:value="63863590.963185" calcext:value-type="float">
            <text:p>63863590,96</text:p>
          </table:table-cell>
          <table:table-cell table:number-columns-repeated="2"/>
          <table:table-cell office:value-type="float" office:value="3618" calcext:value-type="float">
            <text:p>3618</text:p>
          </table:table-cell>
          <table:table-cell/>
          <table:table-cell table:style-name="ce4" table:formula="of:=([.D17]-[.H3])/(0.0000000001+[.D17])" office:value-type="percentage" office:value="0.541603764226262" calcext:value-type="percentage">
            <text:p>54,16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vns</text:p>
          </table:table-cell>
          <table:table-cell office:value-type="string" calcext:value-type="string">
            <text:p>lycee</text:p>
          </table:table-cell>
          <table:table-cell office:value-type="float" office:value="316" calcext:value-type="float">
            <text:p>316</text:p>
          </table:table-cell>
          <table:table-cell table:style-name="ce2" office:value-type="float" office:value="57237111.2245857" calcext:value-type="float">
            <text:p>57237111,22</text:p>
          </table:table-cell>
          <table:table-cell table:number-columns-repeated="2"/>
          <table:table-cell office:value-type="float" office:value="3614" calcext:value-type="float">
            <text:p>3614</text:p>
          </table:table-cell>
          <table:table-cell/>
          <table:table-cell table:style-name="ce4" table:formula="of:=([.D18]-[.H4])/(0.0000000001+[.D18])" office:value-type="percentage" office:value="0.507764365318722" calcext:value-type="percentage">
            <text:p>50,78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vns</text:p>
          </table:table-cell>
          <table:table-cell office:value-type="string" calcext:value-type="string">
            <text:p>lycee</text:p>
          </table:table-cell>
          <table:table-cell office:value-type="float" office:value="352" calcext:value-type="float">
            <text:p>352</text:p>
          </table:table-cell>
          <table:table-cell table:style-name="ce2" office:value-type="float" office:value="54440646.7361527" calcext:value-type="float">
            <text:p>54440646,74</text:p>
          </table:table-cell>
          <table:table-cell table:number-columns-repeated="2"/>
          <table:table-cell office:value-type="float" office:value="3616" calcext:value-type="float">
            <text:p>3616</text:p>
          </table:table-cell>
          <table:table-cell/>
          <table:table-cell table:style-name="ce4" table:formula="of:=([.D19]-[.H5])/(0.0000000001+[.D19])" office:value-type="percentage" office:value="0.499572237652484" calcext:value-type="percentage">
            <text:p>49,96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vns</text:p>
          </table:table-cell>
          <table:table-cell office:value-type="string" calcext:value-type="string">
            <text:p>lycee</text:p>
          </table:table-cell>
          <table:table-cell office:value-type="float" office:value="387" calcext:value-type="float">
            <text:p>387</text:p>
          </table:table-cell>
          <table:table-cell table:style-name="ce2" office:value-type="float" office:value="52207044.9709143" calcext:value-type="float">
            <text:p>52207044,97</text:p>
          </table:table-cell>
          <table:table-cell table:number-columns-repeated="2"/>
          <table:table-cell office:value-type="float" office:value="3617" calcext:value-type="float">
            <text:p>3617</text:p>
          </table:table-cell>
          <table:table-cell/>
          <table:table-cell table:style-name="ce4" table:formula="of:=([.D20]-[.H6])/(0.0000000001+[.D20])" office:value-type="percentage" office:value="0.491741711345575" calcext:value-type="percentage">
            <text:p>49,17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vns</text:p>
          </table:table-cell>
          <table:table-cell office:value-type="string" calcext:value-type="string">
            <text:p>lycee</text:p>
          </table:table-cell>
          <table:table-cell office:value-type="float" office:value="422" calcext:value-type="float">
            <text:p>422</text:p>
          </table:table-cell>
          <table:table-cell table:style-name="ce2" office:value-type="float" office:value="49877104.2413606" calcext:value-type="float">
            <text:p>49877104,24</text:p>
          </table:table-cell>
          <table:table-cell table:number-columns-repeated="2"/>
          <table:table-cell office:value-type="float" office:value="3627" calcext:value-type="float">
            <text:p>3627</text:p>
          </table:table-cell>
          <table:table-cell/>
          <table:table-cell table:style-name="ce4" table:formula="of:=([.D21]-[.H7])/(0.0000000001+[.D21])" office:value-type="percentage" office:value="0.479233021199678" calcext:value-type="percentage">
            <text:p>47,92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vns</text:p>
          </table:table-cell>
          <table:table-cell office:value-type="string" calcext:value-type="string">
            <text:p>lycee</text:p>
          </table:table-cell>
          <table:table-cell office:value-type="float" office:value="457" calcext:value-type="float">
            <text:p>457</text:p>
          </table:table-cell>
          <table:table-cell table:style-name="ce2" office:value-type="float" office:value="47521578.7907707" calcext:value-type="float">
            <text:p>47521578,79</text:p>
          </table:table-cell>
          <table:table-cell table:number-columns-repeated="2"/>
          <table:table-cell office:value-type="float" office:value="3618" calcext:value-type="float">
            <text:p>3618</text:p>
          </table:table-cell>
          <table:table-cell/>
          <table:table-cell table:style-name="ce4" table:formula="of:=([.D22]-[.H8])/(0.0000000001+[.D22])" office:value-type="percentage" office:value="0.463086610121876" calcext:value-type="percentage">
            <text:p>46,31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tb</text:p>
          </table:table-cell>
          <table:table-cell office:value-type="string" calcext:value-type="string">
            <text:p>lycee</text:p>
          </table:table-cell>
          <table:table-cell office:value-type="float" office:value="246" calcext:value-type="float">
            <text:p>246</text:p>
          </table:table-cell>
          <table:table-cell table:style-name="ce2" office:value-type="float" office:value="67480524.0408293" calcext:value-type="float">
            <text:p>67480524,04</text:p>
          </table:table-cell>
          <table:table-cell table:number-columns-repeated="2"/>
          <table:table-cell office:value-type="float" office:value="3619" calcext:value-type="float">
            <text:p>3619</text:p>
          </table:table-cell>
          <table:table-cell/>
          <table:table-cell table:style-name="ce4" table:formula="of:=([.D23]-[.H2])/(0.0000000001+[.D23])" office:value-type="percentage" office:value="0.545378818446971" calcext:value-type="percentage">
            <text:p>54,54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tb</text:p>
          </table:table-cell>
          <table:table-cell office:value-type="string" calcext:value-type="string">
            <text:p>lycee</text:p>
          </table:table-cell>
          <table:table-cell office:value-type="float" office:value="281" calcext:value-type="float">
            <text:p>281</text:p>
          </table:table-cell>
          <table:table-cell table:style-name="ce2" office:value-type="float" office:value="64165563.7713376" calcext:value-type="float">
            <text:p>64165563,77</text:p>
          </table:table-cell>
          <table:table-cell table:number-columns-repeated="2"/>
          <table:table-cell office:value-type="float" office:value="3618" calcext:value-type="float">
            <text:p>3618</text:p>
          </table:table-cell>
          <table:table-cell/>
          <table:table-cell table:style-name="ce4" table:formula="of:=([.D24]-[.H3])/(0.0000000001+[.D24])" office:value-type="percentage" office:value="0.543761045958507" calcext:value-type="percentage">
            <text:p>54,38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tb</text:p>
          </table:table-cell>
          <table:table-cell office:value-type="string" calcext:value-type="string">
            <text:p>lycee</text:p>
          </table:table-cell>
          <table:table-cell office:value-type="float" office:value="316" calcext:value-type="float">
            <text:p>316</text:p>
          </table:table-cell>
          <table:table-cell table:style-name="ce2" office:value-type="float" office:value="57239550.902939" calcext:value-type="float">
            <text:p>57239550,90</text:p>
          </table:table-cell>
          <table:table-cell table:number-columns-repeated="2"/>
          <table:table-cell office:value-type="float" office:value="3613" calcext:value-type="float">
            <text:p>3613</text:p>
          </table:table-cell>
          <table:table-cell/>
          <table:table-cell table:style-name="ce4" table:formula="of:=([.D25]-[.H4])/(0.0000000001+[.D25])" office:value-type="percentage" office:value="0.507785345508184" calcext:value-type="percentage">
            <text:p>50,78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tb</text:p>
          </table:table-cell>
          <table:table-cell office:value-type="string" calcext:value-type="string">
            <text:p>lycee</text:p>
          </table:table-cell>
          <table:table-cell office:value-type="float" office:value="352" calcext:value-type="float">
            <text:p>352</text:p>
          </table:table-cell>
          <table:table-cell table:style-name="ce2" office:value-type="float" office:value="54459165.5518557" calcext:value-type="float">
            <text:p>54459165,55</text:p>
          </table:table-cell>
          <table:table-cell table:number-columns-repeated="2"/>
          <table:table-cell office:value-type="float" office:value="3626" calcext:value-type="float">
            <text:p>3626</text:p>
          </table:table-cell>
          <table:table-cell/>
          <table:table-cell table:style-name="ce4" table:formula="of:=([.D26]-[.H5])/(0.0000000001+[.D26])" office:value-type="percentage" office:value="0.499742407896733" calcext:value-type="percentage">
            <text:p>49,97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tb</text:p>
          </table:table-cell>
          <table:table-cell office:value-type="string" calcext:value-type="string">
            <text:p>lycee</text:p>
          </table:table-cell>
          <table:table-cell office:value-type="float" office:value="387" calcext:value-type="float">
            <text:p>387</text:p>
          </table:table-cell>
          <table:table-cell table:style-name="ce2" office:value-type="float" office:value="52207044.9709143" calcext:value-type="float">
            <text:p>52207044,97</text:p>
          </table:table-cell>
          <table:table-cell table:number-columns-repeated="2"/>
          <table:table-cell office:value-type="float" office:value="3626" calcext:value-type="float">
            <text:p>3626</text:p>
          </table:table-cell>
          <table:table-cell/>
          <table:table-cell table:style-name="ce4" table:formula="of:=([.D27]-[.H6])/(0.0000000001+[.D27])" office:value-type="percentage" office:value="0.491741711345575" calcext:value-type="percentage">
            <text:p>49,17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tb</text:p>
          </table:table-cell>
          <table:table-cell office:value-type="string" calcext:value-type="string">
            <text:p>lycee</text:p>
          </table:table-cell>
          <table:table-cell office:value-type="float" office:value="422" calcext:value-type="float">
            <text:p>422</text:p>
          </table:table-cell>
          <table:table-cell table:style-name="ce2" office:value-type="float" office:value="49877104.2413606" calcext:value-type="float">
            <text:p>49877104,24</text:p>
          </table:table-cell>
          <table:table-cell table:number-columns-repeated="2"/>
          <table:table-cell office:value-type="float" office:value="3626" calcext:value-type="float">
            <text:p>3626</text:p>
          </table:table-cell>
          <table:table-cell/>
          <table:table-cell table:style-name="ce4" table:formula="of:=([.D28]-[.H7])/(0.0000000001+[.D28])" office:value-type="percentage" office:value="0.479233021199678" calcext:value-type="percentage">
            <text:p>47,92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tb</text:p>
          </table:table-cell>
          <table:table-cell office:value-type="string" calcext:value-type="string">
            <text:p>lycee</text:p>
          </table:table-cell>
          <table:table-cell office:value-type="float" office:value="457" calcext:value-type="float">
            <text:p>457</text:p>
          </table:table-cell>
          <table:table-cell table:style-name="ce2" office:value-type="float" office:value="47521578.7907707" calcext:value-type="float">
            <text:p>47521578,79</text:p>
          </table:table-cell>
          <table:table-cell table:number-columns-repeated="2"/>
          <table:table-cell office:value-type="float" office:value="3627" calcext:value-type="float">
            <text:p>3627</text:p>
          </table:table-cell>
          <table:table-cell/>
          <table:table-cell table:style-name="ce4" table:formula="of:=([.D29]-[.H8])/(0.0000000001+[.D29])" office:value-type="percentage" office:value="0.463086610121876" calcext:value-type="percentage">
            <text:p>46,31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float" office:value="26" calcext:value-type="float">
            <text:p>26</text:p>
          </table:table-cell>
          <table:table-cell table:style-name="ce2" office:value-type="float" office:value="66533868.7510978" calcext:value-type="float">
            <text:p>66533868,75</text:p>
          </table:table-cell>
          <table:table-cell office:value-type="string" calcext:value-type="string">
            <text:p>Feasible</text:p>
          </table:table-cell>
          <table:table-cell table:style-name="ce4" office:value-type="percentage" office:value="0.232226712396707" calcext:value-type="percentage">
            <text:p>23,22 %</text:p>
          </table:table-cell>
          <table:table-cell office:value-type="float" office:value="3600" calcext:value-type="float">
            <text:p>3600</text:p>
          </table:table-cell>
          <table:table-cell table:formula="of:=[.D30]-[.F30]*(0.0000000001+[.D30])" office:value-type="float" office:value="51082927.1479964" calcext:value-type="float">
            <text:p>51082927,14799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9292457.8506364" calcext:value-type="float">
            <text:p>59292457,85</text:p>
          </table:table-cell>
          <table:table-cell office:value-type="string" calcext:value-type="string">
            <text:p>Feasible</text:p>
          </table:table-cell>
          <table:table-cell table:style-name="ce4" office:value-type="percentage" office:value="0.246552227574541" calcext:value-type="percentage">
            <text:p>24,66 %</text:p>
          </table:table-cell>
          <table:table-cell office:value-type="float" office:value="3600" calcext:value-type="float">
            <text:p>3600</text:p>
          </table:table-cell>
          <table:table-cell table:formula="of:=[.D31]-[.F31]*(0.0000000001+[.D31])" office:value-type="float" office:value="44673770.2891924" calcext:value-type="float">
            <text:p>44673770,28919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55348244.5872097" calcext:value-type="float">
            <text:p>55348244,59</text:p>
          </table:table-cell>
          <table:table-cell office:value-type="string" calcext:value-type="string">
            <text:p>Feasible</text:p>
          </table:table-cell>
          <table:table-cell table:style-name="ce4" office:value-type="percentage" office:value="0.218831504701327" calcext:value-type="percentage">
            <text:p>21,88 %</text:p>
          </table:table-cell>
          <table:table-cell office:value-type="float" office:value="3600" calcext:value-type="float">
            <text:p>3600</text:p>
          </table:table-cell>
          <table:table-cell table:formula="of:=[.D32]-[.F32]*(0.0000000001+[.D32])" office:value-type="float" office:value="43236304.9416135" calcext:value-type="float">
            <text:p>43236304,9416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46913712.3006579" calcext:value-type="float">
            <text:p>46913712,30</text:p>
          </table:table-cell>
          <table:table-cell office:value-type="string" calcext:value-type="string">
            <text:p>Feasible</text:p>
          </table:table-cell>
          <table:table-cell table:style-name="ce4" office:value-type="percentage" office:value="0.196640844443115" calcext:value-type="percentage">
            <text:p>19,66 %</text:p>
          </table:table-cell>
          <table:table-cell office:value-type="float" office:value="3600" calcext:value-type="float">
            <text:p>3600</text:p>
          </table:table-cell>
          <table:table-cell table:formula="of:=[.D33]-[.F33]*(0.0000000001+[.D33])" office:value-type="float" office:value="37688560.2978952" calcext:value-type="float">
            <text:p>37688560,2978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45320308.3088583" calcext:value-type="float">
            <text:p>45320308,31</text:p>
          </table:table-cell>
          <table:table-cell office:value-type="string" calcext:value-type="string">
            <text:p>Feasible</text:p>
          </table:table-cell>
          <table:table-cell table:style-name="ce4" office:value-type="percentage" office:value="0.166920974884965" calcext:value-type="percentage">
            <text:p>16,69 %</text:p>
          </table:table-cell>
          <table:table-cell office:value-type="float" office:value="3600" calcext:value-type="float">
            <text:p>3600</text:p>
          </table:table-cell>
          <table:table-cell table:formula="of:=[.D34]-[.F34]*(0.0000000001+[.D34])" office:value-type="float" office:value="37755398.2638565" calcext:value-type="float">
            <text:p>37755398,26385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float" office:value="44" calcext:value-type="float">
            <text:p>44</text:p>
          </table:table-cell>
          <table:table-cell table:style-name="ce2" office:value-type="float" office:value="44294537.8402088" calcext:value-type="float">
            <text:p>44294537,84</text:p>
          </table:table-cell>
          <table:table-cell office:value-type="string" calcext:value-type="string">
            <text:p>Feasible</text:p>
          </table:table-cell>
          <table:table-cell table:style-name="ce4" office:value-type="percentage" office:value="0.188543505851192" calcext:value-type="percentage">
            <text:p>18,85 %</text:p>
          </table:table-cell>
          <table:table-cell office:value-type="float" office:value="3600" calcext:value-type="float">
            <text:p>3600</text:p>
          </table:table-cell>
          <table:table-cell table:formula="of:=[.D35]-[.F35]*(0.0000000001+[.D35])" office:value-type="float" office:value="35943090.3857575" calcext:value-type="float">
            <text:p>35943090,38575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mat</text:p>
          </table:table-cell>
          <table:table-cell office:value-type="float" office:value="48" calcext:value-type="float">
            <text:p>48</text:p>
          </table:table-cell>
          <table:table-cell table:style-name="ce2" office:value-type="float" office:value="46148602.1309926" calcext:value-type="float">
            <text:p>46148602,13</text:p>
          </table:table-cell>
          <table:table-cell office:value-type="string" calcext:value-type="string">
            <text:p>Feasible</text:p>
          </table:table-cell>
          <table:table-cell table:style-name="ce4" office:value-type="percentage" office:value="0.330869692630845" calcext:value-type="percentage">
            <text:p>33,09 %</text:p>
          </table:table-cell>
          <table:table-cell office:value-type="float" office:value="3600" calcext:value-type="float">
            <text:p>3600</text:p>
          </table:table-cell>
          <table:table-cell table:formula="of:=[.D36]-[.F36]*(0.0000000001+[.D36])" office:value-type="float" office:value="30879428.3285679" calcext:value-type="float">
            <text:p>30879428,3285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float" office:value="26" calcext:value-type="float">
            <text:p>26</text:p>
          </table:table-cell>
          <table:table-cell table:style-name="ce2" office:value-type="float" office:value="65612734.4860731" calcext:value-type="float">
            <text:p>65612734,49</text:p>
          </table:table-cell>
          <table:table-cell office:value-type="string" calcext:value-type="string">
            <text:p>Feasible</text:p>
          </table:table-cell>
          <table:table-cell office:value-type="float" office:value="0.062899796420989" calcext:value-type="float">
            <text:p>0,062899796420989</text:p>
          </table:table-cell>
          <table:table-cell office:value-type="float" office:value="3600" calcext:value-type="float">
            <text:p>3600</text:p>
          </table:table-cell>
          <table:table-cell/>
          <table:table-cell table:style-name="ce4" table:formula="of:=([.D37]-[.H30])/(0.0000000001+[.D37])" office:value-type="percentage" office:value="0.221447977315452" calcext:value-type="percentage">
            <text:p>22,14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7539711.3399764" calcext:value-type="float">
            <text:p>57539711,34</text:p>
          </table:table-cell>
          <table:table-cell office:value-type="string" calcext:value-type="string">
            <text:p>Feasible</text:p>
          </table:table-cell>
          <table:table-cell office:value-type="float" office:value="0.073249120337965" calcext:value-type="float">
            <text:p>0,073249120337965</text:p>
          </table:table-cell>
          <table:table-cell office:value-type="float" office:value="3600" calcext:value-type="float">
            <text:p>3600</text:p>
          </table:table-cell>
          <table:table-cell/>
          <table:table-cell table:style-name="ce4" table:formula="of:=([.D38]-[.H31])/(0.0000000001+[.D38])" office:value-type="percentage" office:value="0.223601070480957" calcext:value-type="percentage">
            <text:p>22,36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54023156.0630186" calcext:value-type="float">
            <text:p>54023156,06</text:p>
          </table:table-cell>
          <table:table-cell office:value-type="string" calcext:value-type="string">
            <text:p>Feasible</text:p>
          </table:table-cell>
          <table:table-cell office:value-type="float" office:value="0.164523985511463" calcext:value-type="float">
            <text:p>0,164523985511463</text:p>
          </table:table-cell>
          <table:table-cell office:value-type="float" office:value="3600" calcext:value-type="float">
            <text:p>3600</text:p>
          </table:table-cell>
          <table:table-cell/>
          <table:table-cell table:style-name="ce4" table:formula="of:=([.D39]-[.H32])/(0.0000000001+[.D39])" office:value-type="percentage" office:value="0.199670880183714" calcext:value-type="percentage">
            <text:p>19,97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46712361.2504129" calcext:value-type="float">
            <text:p>46712361,25</text:p>
          </table:table-cell>
          <table:table-cell office:value-type="string" calcext:value-type="string">
            <text:p>Feasible</text:p>
          </table:table-cell>
          <table:table-cell office:value-type="float" office:value="0.10576104171473" calcext:value-type="float">
            <text:p>0,10576104171473</text:p>
          </table:table-cell>
          <table:table-cell office:value-type="float" office:value="3600" calcext:value-type="float">
            <text:p>3600</text:p>
          </table:table-cell>
          <table:table-cell/>
          <table:table-cell table:style-name="ce4" table:formula="of:=([.D40]-[.H33])/(0.0000000001+[.D40])" office:value-type="percentage" office:value="0.193178009224227" calcext:value-type="percentage">
            <text:p>19,32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46590461.7094398" calcext:value-type="float">
            <text:p>46590461,71</text:p>
          </table:table-cell>
          <table:table-cell office:value-type="string" calcext:value-type="string">
            <text:p>Feasible</text:p>
          </table:table-cell>
          <table:table-cell office:value-type="float" office:value="0.174586945805178" calcext:value-type="float">
            <text:p>0,174586945805178</text:p>
          </table:table-cell>
          <table:table-cell office:value-type="float" office:value="3600" calcext:value-type="float">
            <text:p>3600</text:p>
          </table:table-cell>
          <table:table-cell/>
          <table:table-cell table:style-name="ce4" table:formula="of:=([.D41]-[.H34])/(0.0000000001+[.D41])" office:value-type="percentage" office:value="0.189632450965672" calcext:value-type="percentage">
            <text:p>18,96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float" office:value="44" calcext:value-type="float">
            <text:p>44</text:p>
          </table:table-cell>
          <table:table-cell table:style-name="ce2" office:value-type="float" office:value="41040555.1283128" calcext:value-type="float">
            <text:p>41040555,13</text:p>
          </table:table-cell>
          <table:table-cell office:value-type="string" calcext:value-type="string">
            <text:p>Feasible</text:p>
          </table:table-cell>
          <table:table-cell office:value-type="float" office:value="0.032757578751634" calcext:value-type="float">
            <text:p>0,032757578751634</text:p>
          </table:table-cell>
          <table:table-cell office:value-type="float" office:value="3600" calcext:value-type="float">
            <text:p>3600</text:p>
          </table:table-cell>
          <table:table-cell/>
          <table:table-cell table:style-name="ce4" table:formula="of:=([.D42]-[.H35])/(0.0000000001+[.D42])" office:value-type="percentage" office:value="0.124205550500428" calcext:value-type="percentage">
            <text:p>12,42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mat</text:p>
          </table:table-cell>
          <table:table-cell office:value-type="float" office:value="48" calcext:value-type="float">
            <text:p>48</text:p>
          </table:table-cell>
          <table:table-cell table:style-name="ce2" office:value-type="float" office:value="38431988.0407443" calcext:value-type="float">
            <text:p>38431988,04</text:p>
          </table:table-cell>
          <table:table-cell office:value-type="string" calcext:value-type="string">
            <text:p>Feasible</text:p>
          </table:table-cell>
          <table:table-cell office:value-type="float" office:value="0.018064405452918" calcext:value-type="float">
            <text:p>0,018064405452918</text:p>
          </table:table-cell>
          <table:table-cell office:value-type="float" office:value="3600" calcext:value-type="float">
            <text:p>3600</text:p>
          </table:table-cell>
          <table:table-cell/>
          <table:table-cell table:style-name="ce4" table:formula="of:=([.D43]-[.H36])/(0.0000000001+[.D43])" office:value-type="percentage" office:value="0.1965175390919" calcext:value-type="percentage">
            <text:p>19,65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vns</text:p>
          </table:table-cell>
          <table:table-cell office:value-type="string" calcext:value-type="string">
            <text:p>mat</text:p>
          </table:table-cell>
          <table:table-cell office:value-type="float" office:value="26" calcext:value-type="float">
            <text:p>26</text:p>
          </table:table-cell>
          <table:table-cell table:style-name="ce2" office:value-type="float" office:value="160839404.10737" calcext:value-type="float">
            <text:p>160839404,11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/>
          <table:table-cell table:style-name="ce4" table:formula="of:=([.D44]-[.H30])/(0.0000000001+[.D44])" office:value-type="percentage" office:value="0.682397933320522" calcext:value-type="percentage">
            <text:p>68,24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vns</text:p>
          </table:table-cell>
          <table:table-cell office:value-type="string" calcext:value-type="string">
            <text:p>mat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24611121.288182" calcext:value-type="float">
            <text:p>124611121,29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/>
          <table:table-cell table:style-name="ce4" table:formula="of:=([.D45]-[.H31])/(0.0000000001+[.D45])" office:value-type="percentage" office:value="0.641494516481577" calcext:value-type="percentage">
            <text:p>64,15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vns</text:p>
          </table:table-cell>
          <table:table-cell office:value-type="string" calcext:value-type="string">
            <text:p>mat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129998259.388331" calcext:value-type="float">
            <text:p>129998259,39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/>
          <table:table-cell table:style-name="ce4" table:formula="of:=([.D46]-[.H32])/(0.0000000001+[.D46])" office:value-type="percentage" office:value="0.667408585737613" calcext:value-type="percentage">
            <text:p>66,74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vns</text:p>
          </table:table-cell>
          <table:table-cell office:value-type="string" calcext:value-type="string">
            <text:p>mat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114591028.745806" calcext:value-type="float">
            <text:p>114591028,75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/>
          <table:table-cell table:style-name="ce4" table:formula="of:=([.D47]-[.H33])/(0.0000000001+[.D47])" office:value-type="percentage" office:value="0.671103744242503" calcext:value-type="percentage">
            <text:p>67,11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vns</text:p>
          </table:table-cell>
          <table:table-cell office:value-type="string" calcext:value-type="string">
            <text:p>mat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107896202.544624" calcext:value-type="float">
            <text:p>107896202,54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/>
          <table:table-cell table:style-name="ce4" table:formula="of:=([.D48]-[.H34])/(0.0000000001+[.D48])" office:value-type="percentage" office:value="0.65007667208453" calcext:value-type="percentage">
            <text:p>65,01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vns</text:p>
          </table:table-cell>
          <table:table-cell office:value-type="string" calcext:value-type="string">
            <text:p>mat</text:p>
          </table:table-cell>
          <table:table-cell office:value-type="float" office:value="44" calcext:value-type="float">
            <text:p>44</text:p>
          </table:table-cell>
          <table:table-cell table:style-name="ce2" office:value-type="float" office:value="101495181.772007" calcext:value-type="float">
            <text:p>101495181,77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/>
          <table:table-cell table:style-name="ce4" table:formula="of:=([.D49]-[.H35])/(0.0000000001+[.D49])" office:value-type="percentage" office:value="0.645864071986213" calcext:value-type="percentage">
            <text:p>64,59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vns</text:p>
          </table:table-cell>
          <table:table-cell office:value-type="string" calcext:value-type="string">
            <text:p>mat</text:p>
          </table:table-cell>
          <table:table-cell office:value-type="float" office:value="48" calcext:value-type="float">
            <text:p>48</text:p>
          </table:table-cell>
          <table:table-cell table:style-name="ce2" office:value-type="float" office:value="95125284.4172081" calcext:value-type="float">
            <text:p>95125284,42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/>
          <table:table-cell table:style-name="ce4" table:formula="of:=([.D50]-[.H36])/(0.0000000001+[.D50])" office:value-type="percentage" office:value="0.6753814875009" calcext:value-type="percentage">
            <text:p>67,54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tb</text:p>
          </table:table-cell>
          <table:table-cell office:value-type="string" calcext:value-type="string">
            <text:p>mat</text:p>
          </table:table-cell>
          <table:table-cell office:value-type="float" office:value="26" calcext:value-type="float">
            <text:p>26</text:p>
          </table:table-cell>
          <table:table-cell table:style-name="ce2" office:value-type="float" office:value="155550648.656563" calcext:value-type="float">
            <text:p>155550648,66</text:p>
          </table:table-cell>
          <table:table-cell table:number-columns-repeated="2"/>
          <table:table-cell office:value-type="float" office:value="3610" calcext:value-type="float">
            <text:p>3610</text:p>
          </table:table-cell>
          <table:table-cell/>
          <table:table-cell table:style-name="ce4" table:formula="of:=([.D51]-[.H30])/(0.0000000001+[.D51])" office:value-type="percentage" office:value="0.671599394864748" calcext:value-type="percentage">
            <text:p>67,16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tb</text:p>
          </table:table-cell>
          <table:table-cell office:value-type="string" calcext:value-type="string">
            <text:p>mat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42286544.943309" calcext:value-type="float">
            <text:p>142286544,94</text:p>
          </table:table-cell>
          <table:table-cell table:number-columns-repeated="2"/>
          <table:table-cell office:value-type="float" office:value="3609" calcext:value-type="float">
            <text:p>3609</text:p>
          </table:table-cell>
          <table:table-cell/>
          <table:table-cell table:style-name="ce4" table:formula="of:=([.D52]-[.H31])/(0.0000000001+[.D52])" office:value-type="percentage" office:value="0.6860295517964" calcext:value-type="percentage">
            <text:p>68,6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tb</text:p>
          </table:table-cell>
          <table:table-cell office:value-type="string" calcext:value-type="string">
            <text:p>mat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118075455.107145" calcext:value-type="float">
            <text:p>118075455,11</text:p>
          </table:table-cell>
          <table:table-cell table:number-columns-repeated="2"/>
          <table:table-cell office:value-type="float" office:value="3606" calcext:value-type="float">
            <text:p>3606</text:p>
          </table:table-cell>
          <table:table-cell/>
          <table:table-cell table:style-name="ce4" table:formula="of:=([.D53]-[.H32])/(0.0000000001+[.D53])" office:value-type="percentage" office:value="0.633824786850243" calcext:value-type="percentage">
            <text:p>63,38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tb</text:p>
          </table:table-cell>
          <table:table-cell office:value-type="string" calcext:value-type="string">
            <text:p>mat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112827617.473828" calcext:value-type="float">
            <text:p>112827617,47</text:p>
          </table:table-cell>
          <table:table-cell table:number-columns-repeated="2"/>
          <table:table-cell office:value-type="float" office:value="3609" calcext:value-type="float">
            <text:p>3609</text:p>
          </table:table-cell>
          <table:table-cell/>
          <table:table-cell table:style-name="ce4" table:formula="of:=([.D54]-[.H33])/(0.0000000001+[.D54])" office:value-type="percentage" office:value="0.665963341762156" calcext:value-type="percentage">
            <text:p>66,6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tb</text:p>
          </table:table-cell>
          <table:table-cell office:value-type="string" calcext:value-type="string">
            <text:p>mat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105689226.224947" calcext:value-type="float">
            <text:p>105689226,22</text:p>
          </table:table-cell>
          <table:table-cell table:number-columns-repeated="2"/>
          <table:table-cell office:value-type="float" office:value="3606" calcext:value-type="float">
            <text:p>3606</text:p>
          </table:table-cell>
          <table:table-cell/>
          <table:table-cell table:style-name="ce4" table:formula="of:=([.D55]-[.H34])/(0.0000000001+[.D55])" office:value-type="percentage" office:value="0.642769659572505" calcext:value-type="percentage">
            <text:p>64,28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tb</text:p>
          </table:table-cell>
          <table:table-cell office:value-type="string" calcext:value-type="string">
            <text:p>mat</text:p>
          </table:table-cell>
          <table:table-cell office:value-type="float" office:value="44" calcext:value-type="float">
            <text:p>44</text:p>
          </table:table-cell>
          <table:table-cell table:style-name="ce2" office:value-type="float" office:value="101504244.085905" calcext:value-type="float">
            <text:p>101504244,09</text:p>
          </table:table-cell>
          <table:table-cell table:number-columns-repeated="2"/>
          <table:table-cell office:value-type="float" office:value="3611" calcext:value-type="float">
            <text:p>3611</text:p>
          </table:table-cell>
          <table:table-cell/>
          <table:table-cell table:style-name="ce4" table:formula="of:=([.D56]-[.H35])/(0.0000000001+[.D56])" office:value-type="percentage" office:value="0.645895689294151" calcext:value-type="percentage">
            <text:p>64,59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tb</text:p>
          </table:table-cell>
          <table:table-cell office:value-type="string" calcext:value-type="string">
            <text:p>mat</text:p>
          </table:table-cell>
          <table:table-cell office:value-type="float" office:value="48" calcext:value-type="float">
            <text:p>48</text:p>
          </table:table-cell>
          <table:table-cell table:style-name="ce2" office:value-type="float" office:value="97688104.0062219" calcext:value-type="float">
            <text:p>97688104,01</text:p>
          </table:table-cell>
          <table:table-cell table:number-columns-repeated="2"/>
          <table:table-cell office:value-type="float" office:value="3612" calcext:value-type="float">
            <text:p>3612</text:p>
          </table:table-cell>
          <table:table-cell/>
          <table:table-cell table:style-name="ce4" table:formula="of:=([.D57]-[.H36])/(0.0000000001+[.D57])" office:value-type="percentage" office:value="0.68389776173155" calcext:value-type="percentage">
            <text:p>68,39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float" office:value="476" calcext:value-type="float">
            <text:p>476</text:p>
          </table:table-cell>
          <table:table-cell table:style-name="ce2" office:value-type="float" office:value="77581321.2778522" calcext:value-type="float">
            <text:p>77581321,28</text:p>
          </table:table-cell>
          <table:table-cell office:value-type="string" calcext:value-type="string">
            <text:p>Optimal</text:p>
          </table:table-cell>
          <table:table-cell table:style-name="ce4" office:value-type="percentage" office:value="0.000028912060481" calcext:value-type="percentage">
            <text:p>0,00 %</text:p>
          </table:table-cell>
          <table:table-cell office:value-type="float" office:value="796.785578966141" calcext:value-type="float">
            <text:p>796,785578966141</text:p>
          </table:table-cell>
          <table:table-cell table:formula="of:=[.D58]-[.F58]*(0.0000000001+[.D58])" office:value-type="float" office:value="77579078.2419992" calcext:value-type="float">
            <text:p>77579078,2419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float" office:value="544" calcext:value-type="float">
            <text:p>544</text:p>
          </table:table-cell>
          <table:table-cell table:style-name="ce2" office:value-type="float" office:value="76685957.5774072" calcext:value-type="float">
            <text:p>76685957,58</text:p>
          </table:table-cell>
          <table:table-cell office:value-type="string" calcext:value-type="string">
            <text:p>Optimal</text:p>
          </table:table-cell>
          <table:table-cell table:style-name="ce4" office:value-type="percentage" office:value="0.000070675095877" calcext:value-type="percentage">
            <text:p>0,01 %</text:p>
          </table:table-cell>
          <table:table-cell office:value-type="float" office:value="376.059423923492" calcext:value-type="float">
            <text:p>376,059423923492</text:p>
          </table:table-cell>
          <table:table-cell table:formula="of:=[.D59]-[.F59]*(0.0000000001+[.D59])" office:value-type="float" office:value="76680537.790003" calcext:value-type="float">
            <text:p>76680537,790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float" office:value="612" calcext:value-type="float">
            <text:p>612</text:p>
          </table:table-cell>
          <table:table-cell table:style-name="ce2" office:value-type="float" office:value="76065859.8505556" calcext:value-type="float">
            <text:p>76065859,85</text:p>
          </table:table-cell>
          <table:table-cell office:value-type="string" calcext:value-type="string">
            <text:p>Optimal</text:p>
          </table:table-cell>
          <table:table-cell table:style-name="ce4" office:value-type="percentage" office:value="0.000059123513551" calcext:value-type="percentage">
            <text:p>0,01 %</text:p>
          </table:table-cell>
          <table:table-cell office:value-type="float" office:value="355.195868968964" calcext:value-type="float">
            <text:p>355,195868968964</text:p>
          </table:table-cell>
          <table:table-cell table:formula="of:=[.D60]-[.F60]*(0.0000000001+[.D60])" office:value-type="float" office:value="76061362.5696599" calcext:value-type="float">
            <text:p>76061362,56965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float" office:value="981" calcext:value-type="float">
            <text:p>981</text:p>
          </table:table-cell>
          <table:table-cell table:style-name="ce2" office:value-type="float" office:value="75663280.8816587" calcext:value-type="float">
            <text:p>75663280,88</text:p>
          </table:table-cell>
          <table:table-cell office:value-type="string" calcext:value-type="string">
            <text:p>Optimal</text:p>
          </table:table-cell>
          <table:table-cell table:style-name="ce4" office:value-type="percentage" office:value="0.000089003257955" calcext:value-type="percentage">
            <text:p>0,01 %</text:p>
          </table:table-cell>
          <table:table-cell office:value-type="float" office:value="208.929743051529" calcext:value-type="float">
            <text:p>208,929743051529</text:p>
          </table:table-cell>
          <table:table-cell table:formula="of:=[.D61]-[.F61]*(0.0000000001+[.D61])" office:value-type="float" office:value="75656546.6031527" calcext:value-type="float">
            <text:p>75656546,60315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float" office:value="749" calcext:value-type="float">
            <text:p>749</text:p>
          </table:table-cell>
          <table:table-cell table:style-name="ce2" office:value-type="float" office:value="75389788.5022951" calcext:value-type="float">
            <text:p>75389788,50</text:p>
          </table:table-cell>
          <table:table-cell office:value-type="string" calcext:value-type="string">
            <text:p>Optimal</text:p>
          </table:table-cell>
          <table:table-cell table:style-name="ce4" office:value-type="percentage" office:value="0.00002727351507" calcext:value-type="percentage">
            <text:p>0,00 %</text:p>
          </table:table-cell>
          <table:table-cell office:value-type="float" office:value="198.435050010681" calcext:value-type="float">
            <text:p>198,435050010681</text:p>
          </table:table-cell>
          <table:table-cell table:formula="of:=[.D62]-[.F62]*(0.0000000001+[.D62])" office:value-type="float" office:value="75387732.3577622" calcext:value-type="float">
            <text:p>75387732,35776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float" office:value="817" calcext:value-type="float">
            <text:p>817</text:p>
          </table:table-cell>
          <table:table-cell table:style-name="ce2" office:value-type="float" office:value="75220375.6383182" calcext:value-type="float">
            <text:p>75220375,64</text:p>
          </table:table-cell>
          <table:table-cell office:value-type="string" calcext:value-type="string">
            <text:p>Optimal</text:p>
          </table:table-cell>
          <table:table-cell table:style-name="ce4" office:value-type="percentage" office:value="0.000018279605117" calcext:value-type="percentage">
            <text:p>0,00 %</text:p>
          </table:table-cell>
          <table:table-cell office:value-type="float" office:value="318.050889968872" calcext:value-type="float">
            <text:p>318,050889968872</text:p>
          </table:table-cell>
          <table:table-cell table:formula="of:=[.D63]-[.F63]*(0.0000000001+[.D63])" office:value-type="float" office:value="75219000.6395548" calcext:value-type="float">
            <text:p>75219000,63955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poste</text:p>
          </table:table-cell>
          <table:table-cell office:value-type="float" office:value="855" calcext:value-type="float">
            <text:p>855</text:p>
          </table:table-cell>
          <table:table-cell table:style-name="ce2" office:value-type="float" office:value="75121571.9449422" calcext:value-type="float">
            <text:p>75121571,94</text:p>
          </table:table-cell>
          <table:table-cell office:value-type="string" calcext:value-type="string">
            <text:p>Optimal</text:p>
          </table:table-cell>
          <table:table-cell table:style-name="ce4" office:value-type="percentage" office:value="0.000012373027525" calcext:value-type="percentage">
            <text:p>0,00 %</text:p>
          </table:table-cell>
          <table:table-cell office:value-type="float" office:value="150.786092996597" calcext:value-type="float">
            <text:p>150,786092996597</text:p>
          </table:table-cell>
          <table:table-cell table:formula="of:=[.D64]-[.F64]*(0.0000000001+[.D64])" office:value-type="float" office:value="75120642.4636648" calcext:value-type="float">
            <text:p>75120642,46366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float" office:value="476" calcext:value-type="float">
            <text:p>476</text:p>
          </table:table-cell>
          <table:table-cell table:style-name="ce2" office:value-type="float" office:value="77586186.5533859" calcext:value-type="float">
            <text:p>77586186,55</text:p>
          </table:table-cell>
          <table:table-cell office:value-type="string" calcext:value-type="string">
            <text:p>Optimal</text:p>
          </table:table-cell>
          <table:table-cell office:value-type="float" office:value="0.000099783770055" calcext:value-type="float">
            <text:p>0,000099783770055</text:p>
          </table:table-cell>
          <table:table-cell office:value-type="float" office:value="1106.59789609909" calcext:value-type="float">
            <text:p>1106,59789609909</text:p>
          </table:table-cell>
          <table:table-cell/>
          <table:table-cell table:style-name="ce4" table:formula="of:=([.D65]-[.H58])/(0.0000000001+[.D65])" office:value-type="percentage" office:value="0.0000916182596732386" calcext:value-type="percentage">
            <text:p>0,01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float" office:value="544" calcext:value-type="float">
            <text:p>544</text:p>
          </table:table-cell>
          <table:table-cell table:style-name="ce2" office:value-type="float" office:value="76685115.1666766" calcext:value-type="float">
            <text:p>76685115,17</text:p>
          </table:table-cell>
          <table:table-cell office:value-type="string" calcext:value-type="string">
            <text:p>Optimal</text:p>
          </table:table-cell>
          <table:table-cell office:value-type="float" office:value="0.000059181654341" calcext:value-type="float">
            <text:p>0,000059181654341</text:p>
          </table:table-cell>
          <table:table-cell office:value-type="float" office:value="629.444697856903" calcext:value-type="float">
            <text:p>629,444697856903</text:p>
          </table:table-cell>
          <table:table-cell/>
          <table:table-cell table:style-name="ce4" table:formula="of:=([.D66]-[.H59])/(0.0000000001+[.D66])" office:value-type="percentage" office:value="0.000059690549640571" calcext:value-type="percentage">
            <text:p>0,01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float" office:value="612" calcext:value-type="float">
            <text:p>612</text:p>
          </table:table-cell>
          <table:table-cell table:style-name="ce2" office:value-type="float" office:value="76065352.9928549" calcext:value-type="float">
            <text:p>76065352,99</text:p>
          </table:table-cell>
          <table:table-cell office:value-type="string" calcext:value-type="string">
            <text:p>Optimal</text:p>
          </table:table-cell>
          <table:table-cell office:value-type="float" office:value="0.000051759963203" calcext:value-type="float">
            <text:p>0,000051759963203</text:p>
          </table:table-cell>
          <table:table-cell office:value-type="float" office:value="429.617215156555" calcext:value-type="float">
            <text:p>429,617215156555</text:p>
          </table:table-cell>
          <table:table-cell/>
          <table:table-cell table:style-name="ce4" table:formula="of:=([.D67]-[.H60])/(0.0000000001+[.D67])" office:value-type="percentage" office:value="0.0000524604571985553" calcext:value-type="percentage">
            <text:p>0,01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float" office:value="981" calcext:value-type="float">
            <text:p>981</text:p>
          </table:table-cell>
          <table:table-cell table:style-name="ce2" office:value-type="float" office:value="75658244.6615212" calcext:value-type="float">
            <text:p>75658244,66</text:p>
          </table:table-cell>
          <table:table-cell office:value-type="string" calcext:value-type="string">
            <text:p>Optimal</text:p>
          </table:table-cell>
          <table:table-cell office:value-type="float" office:value="0.000022103155168" calcext:value-type="float">
            <text:p>0,000022103155168</text:p>
          </table:table-cell>
          <table:table-cell office:value-type="float" office:value="334.803302049637" calcext:value-type="float">
            <text:p>334,803302049637</text:p>
          </table:table-cell>
          <table:table-cell/>
          <table:table-cell table:style-name="ce6" table:formula="of:=([.D68]-[.H61])/(0.0000000001+[.D68])" office:value-type="percentage" office:value="0.0000224437981097196" calcext:value-type="percentage">
            <text:p>0,002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float" office:value="749" calcext:value-type="float">
            <text:p>749</text:p>
          </table:table-cell>
          <table:table-cell table:style-name="ce2" office:value-type="float" office:value="75389646.1420871" calcext:value-type="float">
            <text:p>75389646,14</text:p>
          </table:table-cell>
          <table:table-cell office:value-type="string" calcext:value-type="string">
            <text:p>Optimal</text:p>
          </table:table-cell>
          <table:table-cell office:value-type="float" office:value="0.000025471350868" calcext:value-type="float">
            <text:p>0,000025471350868</text:p>
          </table:table-cell>
          <table:table-cell office:value-type="float" office:value="406.126991033554" calcext:value-type="float">
            <text:p>406,126991033554</text:p>
          </table:table-cell>
          <table:table-cell/>
          <table:table-cell table:style-name="ce6" table:formula="of:=([.D69]-[.H62])/(0.0000000001+[.D69])" office:value-type="percentage" office:value="0.0000253852408502117" calcext:value-type="percentage">
            <text:p>0,003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float" office:value="817" calcext:value-type="float">
            <text:p>817</text:p>
          </table:table-cell>
          <table:table-cell table:style-name="ce2" office:value-type="float" office:value="75223538.0608871" calcext:value-type="float">
            <text:p>75223538,06</text:p>
          </table:table-cell>
          <table:table-cell office:value-type="string" calcext:value-type="string">
            <text:p>Optimal</text:p>
          </table:table-cell>
          <table:table-cell office:value-type="float" office:value="0.000066253619299" calcext:value-type="float">
            <text:p>0,000066253619299</text:p>
          </table:table-cell>
          <table:table-cell office:value-type="float" office:value="258.03724694252" calcext:value-type="float">
            <text:p>258,03724694252</text:p>
          </table:table-cell>
          <table:table-cell/>
          <table:table-cell table:style-name="ce4" table:formula="of:=([.D70]-[.H63])/(0.0000000001+[.D70])" office:value-type="percentage" office:value="0.0000603191693613553" calcext:value-type="percentage">
            <text:p>0,01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poste</text:p>
          </table:table-cell>
          <table:table-cell office:value-type="float" office:value="855" calcext:value-type="float">
            <text:p>855</text:p>
          </table:table-cell>
          <table:table-cell table:style-name="ce2" office:value-type="float" office:value="75122716.7981765" calcext:value-type="float">
            <text:p>75122716,80</text:p>
          </table:table-cell>
          <table:table-cell office:value-type="string" calcext:value-type="string">
            <text:p>Optimal</text:p>
          </table:table-cell>
          <table:table-cell office:value-type="float" office:value="0.000041886526288" calcext:value-type="float">
            <text:p>0,000041886526288</text:p>
          </table:table-cell>
          <table:table-cell office:value-type="float" office:value="167.104943990707" calcext:value-type="float">
            <text:p>167,104943990707</text:p>
          </table:table-cell>
          <table:table-cell/>
          <table:table-cell table:style-name="ce6" table:formula="of:=([.D71]-[.H64])/(0.0000000001+[.D71])" office:value-type="percentage" office:value="0.0000276126130695628" calcext:value-type="percentage">
            <text:p>0,003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vns</text:p>
          </table:table-cell>
          <table:table-cell office:value-type="string" calcext:value-type="string">
            <text:p>poste</text:p>
          </table:table-cell>
          <table:table-cell office:value-type="float" office:value="476" calcext:value-type="float">
            <text:p>476</text:p>
          </table:table-cell>
          <table:table-cell table:style-name="ce2" office:value-type="float" office:value="89472852.4150872" calcext:value-type="float">
            <text:p>89472852,42</text:p>
          </table:table-cell>
          <table:table-cell table:number-columns-repeated="2"/>
          <table:table-cell office:value-type="float" office:value="3620" calcext:value-type="float">
            <text:p>3620</text:p>
          </table:table-cell>
          <table:table-cell/>
          <table:table-cell table:style-name="ce4" table:formula="of:=([.D72]-[.H58])/(0.0000000001+[.D72])" office:value-type="percentage" office:value="0.132931653032696" calcext:value-type="percentage">
            <text:p>13,29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vns</text:p>
          </table:table-cell>
          <table:table-cell office:value-type="string" calcext:value-type="string">
            <text:p>poste</text:p>
          </table:table-cell>
          <table:table-cell office:value-type="float" office:value="544" calcext:value-type="float">
            <text:p>544</text:p>
          </table:table-cell>
          <table:table-cell table:style-name="ce2" office:value-type="float" office:value="86942167.6408313" calcext:value-type="float">
            <text:p>86942167,64</text:p>
          </table:table-cell>
          <table:table-cell table:number-columns-repeated="2"/>
          <table:table-cell office:value-type="float" office:value="3621" calcext:value-type="float">
            <text:p>3621</text:p>
          </table:table-cell>
          <table:table-cell/>
          <table:table-cell table:style-name="ce4" table:formula="of:=([.D73]-[.H59])/(0.0000000001+[.D73])" office:value-type="percentage" office:value="0.118028226455318" calcext:value-type="percentage">
            <text:p>11,8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vns</text:p>
          </table:table-cell>
          <table:table-cell office:value-type="string" calcext:value-type="string">
            <text:p>poste</text:p>
          </table:table-cell>
          <table:table-cell office:value-type="float" office:value="612" calcext:value-type="float">
            <text:p>612</text:p>
          </table:table-cell>
          <table:table-cell table:style-name="ce2" office:value-type="float" office:value="84397621.5110687" calcext:value-type="float">
            <text:p>84397621,51</text:p>
          </table:table-cell>
          <table:table-cell table:number-columns-repeated="2"/>
          <table:table-cell office:value-type="float" office:value="3634" calcext:value-type="float">
            <text:p>3634</text:p>
          </table:table-cell>
          <table:table-cell/>
          <table:table-cell table:style-name="ce4" table:formula="of:=([.D74]-[.H60])/(0.0000000001+[.D74])" office:value-type="percentage" office:value="0.0987736240921846" calcext:value-type="percentage">
            <text:p>9,88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vns</text:p>
          </table:table-cell>
          <table:table-cell office:value-type="string" calcext:value-type="string">
            <text:p>poste</text:p>
          </table:table-cell>
          <table:table-cell office:value-type="float" office:value="981" calcext:value-type="float">
            <text:p>981</text:p>
          </table:table-cell>
          <table:table-cell table:style-name="ce2" office:value-type="float" office:value="81991040.4501973" calcext:value-type="float">
            <text:p>81991040,45</text:p>
          </table:table-cell>
          <table:table-cell table:number-columns-repeated="2"/>
          <table:table-cell office:value-type="float" office:value="3625" calcext:value-type="float">
            <text:p>3625</text:p>
          </table:table-cell>
          <table:table-cell/>
          <table:table-cell table:style-name="ce4" table:formula="of:=([.D75]-[.H61])/(0.0000000001+[.D75])" office:value-type="percentage" office:value="0.0772583664295901" calcext:value-type="percentage">
            <text:p>7,73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vns</text:p>
          </table:table-cell>
          <table:table-cell office:value-type="string" calcext:value-type="string">
            <text:p>poste</text:p>
          </table:table-cell>
          <table:table-cell office:value-type="float" office:value="749" calcext:value-type="float">
            <text:p>749</text:p>
          </table:table-cell>
          <table:table-cell table:style-name="ce2" office:value-type="float" office:value="80439149.3718883" calcext:value-type="float">
            <text:p>80439149,37</text:p>
          </table:table-cell>
          <table:table-cell table:number-columns-repeated="2"/>
          <table:table-cell office:value-type="float" office:value="3626" calcext:value-type="float">
            <text:p>3626</text:p>
          </table:table-cell>
          <table:table-cell/>
          <table:table-cell table:style-name="ce4" table:formula="of:=([.D76]-[.H62])/(0.0000000001+[.D76])" office:value-type="percentage" office:value="0.0627979914453383" calcext:value-type="percentage">
            <text:p>6,28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vns</text:p>
          </table:table-cell>
          <table:table-cell office:value-type="string" calcext:value-type="string">
            <text:p>poste</text:p>
          </table:table-cell>
          <table:table-cell office:value-type="float" office:value="817" calcext:value-type="float">
            <text:p>817</text:p>
          </table:table-cell>
          <table:table-cell table:style-name="ce2" office:value-type="float" office:value="79270116.4361774" calcext:value-type="float">
            <text:p>79270116,44</text:p>
          </table:table-cell>
          <table:table-cell table:number-columns-repeated="2"/>
          <table:table-cell office:value-type="float" office:value="3628" calcext:value-type="float">
            <text:p>3628</text:p>
          </table:table-cell>
          <table:table-cell/>
          <table:table-cell table:style-name="ce4" table:formula="of:=([.D77]-[.H63])/(0.0000000001+[.D77])" office:value-type="percentage" office:value="0.0511052081005113" calcext:value-type="percentage">
            <text:p>5,11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vns</text:p>
          </table:table-cell>
          <table:table-cell office:value-type="string" calcext:value-type="string">
            <text:p>poste</text:p>
          </table:table-cell>
          <table:table-cell office:value-type="float" office:value="855" calcext:value-type="float">
            <text:p>855</text:p>
          </table:table-cell>
          <table:table-cell table:style-name="ce2" office:value-type="float" office:value="77966067.6155079" calcext:value-type="float">
            <text:p>77966067,62</text:p>
          </table:table-cell>
          <table:table-cell table:number-columns-repeated="2"/>
          <table:table-cell office:value-type="float" office:value="3644" calcext:value-type="float">
            <text:p>3644</text:p>
          </table:table-cell>
          <table:table-cell/>
          <table:table-cell table:style-name="ce4" table:formula="of:=([.D78]-[.H64])/(0.0000000001+[.D78])" office:value-type="percentage" office:value="0.0364956863782766" calcext:value-type="percentage">
            <text:p>3,65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tb</text:p>
          </table:table-cell>
          <table:table-cell office:value-type="string" calcext:value-type="string">
            <text:p>poste</text:p>
          </table:table-cell>
          <table:table-cell office:value-type="float" office:value="476" calcext:value-type="float">
            <text:p>476</text:p>
          </table:table-cell>
          <table:table-cell table:style-name="ce2" office:value-type="float" office:value="89472852.4150872" calcext:value-type="float">
            <text:p>89472852,42</text:p>
          </table:table-cell>
          <table:table-cell table:number-columns-repeated="2"/>
          <table:table-cell office:value-type="float" office:value="3633" calcext:value-type="float">
            <text:p>3633</text:p>
          </table:table-cell>
          <table:table-cell/>
          <table:table-cell table:style-name="ce4" table:formula="of:=([.D79]-[.H58])/(0.0000000001+[.D79])" office:value-type="percentage" office:value="0.132931653032696" calcext:value-type="percentage">
            <text:p>13,29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tb</text:p>
          </table:table-cell>
          <table:table-cell office:value-type="string" calcext:value-type="string">
            <text:p>poste</text:p>
          </table:table-cell>
          <table:table-cell office:value-type="float" office:value="544" calcext:value-type="float">
            <text:p>544</text:p>
          </table:table-cell>
          <table:table-cell table:style-name="ce2" office:value-type="float" office:value="86942167.6408317" calcext:value-type="float">
            <text:p>86942167,64</text:p>
          </table:table-cell>
          <table:table-cell table:number-columns-repeated="2"/>
          <table:table-cell office:value-type="float" office:value="3634" calcext:value-type="float">
            <text:p>3634</text:p>
          </table:table-cell>
          <table:table-cell/>
          <table:table-cell table:style-name="ce4" table:formula="of:=([.D80]-[.H59])/(0.0000000001+[.D80])" office:value-type="percentage" office:value="0.118028226455323" calcext:value-type="percentage">
            <text:p>11,8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tb</text:p>
          </table:table-cell>
          <table:table-cell office:value-type="string" calcext:value-type="string">
            <text:p>poste</text:p>
          </table:table-cell>
          <table:table-cell office:value-type="float" office:value="612" calcext:value-type="float">
            <text:p>612</text:p>
          </table:table-cell>
          <table:table-cell table:style-name="ce2" office:value-type="float" office:value="84397621.5110687" calcext:value-type="float">
            <text:p>84397621,51</text:p>
          </table:table-cell>
          <table:table-cell table:number-columns-repeated="2"/>
          <table:table-cell office:value-type="float" office:value="3634" calcext:value-type="float">
            <text:p>3634</text:p>
          </table:table-cell>
          <table:table-cell/>
          <table:table-cell table:style-name="ce4" table:formula="of:=([.D81]-[.H60])/(0.0000000001+[.D81])" office:value-type="percentage" office:value="0.0987736240921846" calcext:value-type="percentage">
            <text:p>9,88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tb</text:p>
          </table:table-cell>
          <table:table-cell office:value-type="string" calcext:value-type="string">
            <text:p>poste</text:p>
          </table:table-cell>
          <table:table-cell office:value-type="float" office:value="981" calcext:value-type="float">
            <text:p>981</text:p>
          </table:table-cell>
          <table:table-cell table:style-name="ce2" office:value-type="float" office:value="81991040.4501979" calcext:value-type="float">
            <text:p>81991040,45</text:p>
          </table:table-cell>
          <table:table-cell table:number-columns-repeated="2"/>
          <table:table-cell office:value-type="float" office:value="3639" calcext:value-type="float">
            <text:p>3639</text:p>
          </table:table-cell>
          <table:table-cell/>
          <table:table-cell table:style-name="ce4" table:formula="of:=([.D82]-[.H61])/(0.0000000001+[.D82])" office:value-type="percentage" office:value="0.0772583664295963" calcext:value-type="percentage">
            <text:p>7,73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tb</text:p>
          </table:table-cell>
          <table:table-cell office:value-type="string" calcext:value-type="string">
            <text:p>poste</text:p>
          </table:table-cell>
          <table:table-cell office:value-type="float" office:value="749" calcext:value-type="float">
            <text:p>749</text:p>
          </table:table-cell>
          <table:table-cell table:style-name="ce2" office:value-type="float" office:value="80439149.3718887" calcext:value-type="float">
            <text:p>80439149,37</text:p>
          </table:table-cell>
          <table:table-cell table:number-columns-repeated="2"/>
          <table:table-cell office:value-type="float" office:value="3641" calcext:value-type="float">
            <text:p>3641</text:p>
          </table:table-cell>
          <table:table-cell/>
          <table:table-cell table:style-name="ce4" table:formula="of:=([.D83]-[.H62])/(0.0000000001+[.D83])" office:value-type="percentage" office:value="0.0627979914453422" calcext:value-type="percentage">
            <text:p>6,28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tb</text:p>
          </table:table-cell>
          <table:table-cell office:value-type="string" calcext:value-type="string">
            <text:p>poste</text:p>
          </table:table-cell>
          <table:table-cell office:value-type="float" office:value="817" calcext:value-type="float">
            <text:p>817</text:p>
          </table:table-cell>
          <table:table-cell table:style-name="ce2" office:value-type="float" office:value="79270116.436178" calcext:value-type="float">
            <text:p>79270116,44</text:p>
          </table:table-cell>
          <table:table-cell table:number-columns-repeated="2"/>
          <table:table-cell office:value-type="float" office:value="3642" calcext:value-type="float">
            <text:p>3642</text:p>
          </table:table-cell>
          <table:table-cell/>
          <table:table-cell table:style-name="ce4" table:formula="of:=([.D84]-[.H63])/(0.0000000001+[.D84])" office:value-type="percentage" office:value="0.0511052081005187" calcext:value-type="percentage">
            <text:p>5,11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tb</text:p>
          </table:table-cell>
          <table:table-cell office:value-type="string" calcext:value-type="string">
            <text:p>poste</text:p>
          </table:table-cell>
          <table:table-cell office:value-type="float" office:value="855" calcext:value-type="float">
            <text:p>855</text:p>
          </table:table-cell>
          <table:table-cell table:style-name="ce2" office:value-type="float" office:value="77966067.6155079" calcext:value-type="float">
            <text:p>77966067,62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/>
          <table:table-cell table:style-name="ce4" table:formula="of:=([.D85]-[.H64])/(0.0000000001+[.D85])" office:value-type="percentage" office:value="0.0364956863782766" calcext:value-type="percentage">
            <text:p>3,65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48386235.0076389" calcext:value-type="float">
            <text:p>48386235,01</text:p>
          </table:table-cell>
          <table:table-cell office:value-type="string" calcext:value-type="string">
            <text:p>Feasible</text:p>
          </table:table-cell>
          <table:table-cell table:style-name="ce4" office:value-type="percentage" office:value="0.203447236042855" calcext:value-type="percentage">
            <text:p>20,34 %</text:p>
          </table:table-cell>
          <table:table-cell office:value-type="float" office:value="3600" calcext:value-type="float">
            <text:p>3600</text:p>
          </table:table-cell>
          <table:table-cell table:formula="of:=[.D86]-[.F86]*(0.0000000001+[.D86])" office:value-type="float" office:value="38542189.2328148" calcext:value-type="float">
            <text:p>38542189,2328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float" office:value="48" calcext:value-type="float">
            <text:p>48</text:p>
          </table:table-cell>
          <table:table-cell table:style-name="ce2" office:value-type="float" office:value="42236734.9036984" calcext:value-type="float">
            <text:p>42236734,90</text:p>
          </table:table-cell>
          <table:table-cell office:value-type="string" calcext:value-type="string">
            <text:p>Feasible</text:p>
          </table:table-cell>
          <table:table-cell table:style-name="ce4" office:value-type="percentage" office:value="0.15910663850531" calcext:value-type="percentage">
            <text:p>15,91 %</text:p>
          </table:table-cell>
          <table:table-cell office:value-type="float" office:value="3600" calcext:value-type="float">
            <text:p>3600</text:p>
          </table:table-cell>
          <table:table-cell table:formula="of:=[.D87]-[.F87]*(0.0000000001+[.D87])" office:value-type="float" office:value="35516589.991731" calcext:value-type="float">
            <text:p>35516589,991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float" office:value="54" calcext:value-type="float">
            <text:p>54</text:p>
          </table:table-cell>
          <table:table-cell table:style-name="ce2" office:value-type="float" office:value="39101221.8521855" calcext:value-type="float">
            <text:p>39101221,85</text:p>
          </table:table-cell>
          <table:table-cell office:value-type="string" calcext:value-type="string">
            <text:p>Feasible</text:p>
          </table:table-cell>
          <table:table-cell table:style-name="ce4" office:value-type="percentage" office:value="0.088945394706493" calcext:value-type="percentage">
            <text:p>8,89 %</text:p>
          </table:table-cell>
          <table:table-cell office:value-type="float" office:value="3600" calcext:value-type="float">
            <text:p>3600</text:p>
          </table:table-cell>
          <table:table-cell table:formula="of:=[.D88]-[.F88]*(0.0000000001+[.D88])" office:value-type="float" office:value="35623348.2410368" calcext:value-type="float">
            <text:p>35623348,2410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36043370.8653879" calcext:value-type="float">
            <text:p>36043370,87</text:p>
          </table:table-cell>
          <table:table-cell office:value-type="string" calcext:value-type="string">
            <text:p>Feasible</text:p>
          </table:table-cell>
          <table:table-cell table:style-name="ce4" office:value-type="percentage" office:value="0.060146157789543" calcext:value-type="percentage">
            <text:p>6,01 %</text:p>
          </table:table-cell>
          <table:table-cell office:value-type="float" office:value="3600" calcext:value-type="float">
            <text:p>3600</text:p>
          </table:table-cell>
          <table:table-cell table:formula="of:=[.D89]-[.F89]*(0.0000000001+[.D89])" office:value-type="float" office:value="33875500.5940513" calcext:value-type="float">
            <text:p>33875500,59405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float" office:value="66" calcext:value-type="float">
            <text:p>66</text:p>
          </table:table-cell>
          <table:table-cell table:style-name="ce2" office:value-type="float" office:value="35230513.7711819" calcext:value-type="float">
            <text:p>35230513,77</text:p>
          </table:table-cell>
          <table:table-cell office:value-type="string" calcext:value-type="string">
            <text:p>Feasible</text:p>
          </table:table-cell>
          <table:table-cell table:style-name="ce4" office:value-type="percentage" office:value="0.097582269502708" calcext:value-type="percentage">
            <text:p>9,76 %</text:p>
          </table:table-cell>
          <table:table-cell office:value-type="float" office:value="3600" calcext:value-type="float">
            <text:p>3600</text:p>
          </table:table-cell>
          <table:table-cell table:formula="of:=[.D90]-[.F90]*(0.0000000001+[.D90])" office:value-type="float" office:value="31792640.2816435" calcext:value-type="float">
            <text:p>31792640,2816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float" office:value="72" calcext:value-type="float">
            <text:p>72</text:p>
          </table:table-cell>
          <table:table-cell table:style-name="ce2" office:value-type="float" office:value="36483243.6844486" calcext:value-type="float">
            <text:p>36483243,68</text:p>
          </table:table-cell>
          <table:table-cell office:value-type="string" calcext:value-type="string">
            <text:p>Feasible</text:p>
          </table:table-cell>
          <table:table-cell table:style-name="ce4" office:value-type="percentage" office:value="0.193009729326185" calcext:value-type="percentage">
            <text:p>19,30 %</text:p>
          </table:table-cell>
          <table:table-cell office:value-type="float" office:value="3600" calcext:value-type="float">
            <text:p>3600</text:p>
          </table:table-cell>
          <table:table-cell table:formula="of:=[.D91]-[.F91]*(0.0000000001+[.D91])" office:value-type="float" office:value="29441622.6959719" calcext:value-type="float">
            <text:p>29441622,69597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urgenc</text:p>
          </table:table-cell>
          <table:table-cell office:value-type="float" office:value="78" calcext:value-type="float">
            <text:p>78</text:p>
          </table:table-cell>
          <table:table-cell table:style-name="ce2" office:value-type="float" office:value="31235735.3944446" calcext:value-type="float">
            <text:p>31235735,39</text:p>
          </table:table-cell>
          <table:table-cell office:value-type="string" calcext:value-type="string">
            <text:p>Feasible</text:p>
          </table:table-cell>
          <table:table-cell table:style-name="ce4" office:value-type="percentage" office:value="0.088845611941457" calcext:value-type="percentage">
            <text:p>8,88 %</text:p>
          </table:table-cell>
          <table:table-cell office:value-type="float" office:value="3600" calcext:value-type="float">
            <text:p>3600</text:p>
          </table:table-cell>
          <table:table-cell table:formula="of:=[.D92]-[.F92]*(0.0000000001+[.D92])" office:value-type="float" office:value="28460577.3688838" calcext:value-type="float">
            <text:p>28460577,3688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46843227.3337865" calcext:value-type="float">
            <text:p>46843227,33</text:p>
          </table:table-cell>
          <table:table-cell office:value-type="string" calcext:value-type="string">
            <text:p>Feasible</text:p>
          </table:table-cell>
          <table:table-cell table:style-name="ce5" office:value-type="float" office:value="0.092168913628872" calcext:value-type="float">
            <text:p>0,092168913628872</text:p>
          </table:table-cell>
          <table:table-cell office:value-type="float" office:value="3600" calcext:value-type="float">
            <text:p>3600</text:p>
          </table:table-cell>
          <table:table-cell/>
          <table:table-cell table:style-name="ce4" table:formula="of:=([.D93]-[.H86])/(0.0000000001+[.D93])" office:value-type="percentage" office:value="0.177208928023294" calcext:value-type="percentage">
            <text:p>17,72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float" office:value="48" calcext:value-type="float">
            <text:p>48</text:p>
          </table:table-cell>
          <table:table-cell table:style-name="ce2" office:value-type="float" office:value="42675678.9614682" calcext:value-type="float">
            <text:p>42675678,96</text:p>
          </table:table-cell>
          <table:table-cell office:value-type="string" calcext:value-type="string">
            <text:p>Feasible</text:p>
          </table:table-cell>
          <table:table-cell office:value-type="float" office:value="0.078761919564974" calcext:value-type="float">
            <text:p>0,078761919564974</text:p>
          </table:table-cell>
          <table:table-cell office:value-type="float" office:value="3600" calcext:value-type="float">
            <text:p>3600</text:p>
          </table:table-cell>
          <table:table-cell/>
          <table:table-cell table:style-name="ce4" table:formula="of:=([.D94]-[.H87])/(0.0000000001+[.D94])" office:value-type="percentage" office:value="0.16775571341703" calcext:value-type="percentage">
            <text:p>16,78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float" office:value="54" calcext:value-type="float">
            <text:p>54</text:p>
          </table:table-cell>
          <table:table-cell table:style-name="ce2" office:value-type="float" office:value="36899542.6051624" calcext:value-type="float">
            <text:p>36899542,61</text:p>
          </table:table-cell>
          <table:table-cell office:value-type="string" calcext:value-type="string">
            <text:p>Feasible</text:p>
          </table:table-cell>
          <table:table-cell office:value-type="float" office:value="0.005593912975986" calcext:value-type="float">
            <text:p>0,005593912975986</text:p>
          </table:table-cell>
          <table:table-cell office:value-type="float" office:value="3600" calcext:value-type="float">
            <text:p>3600</text:p>
          </table:table-cell>
          <table:table-cell/>
          <table:table-cell table:style-name="ce4" table:formula="of:=([.D95]-[.H88])/(0.0000000001+[.D95])" office:value-type="percentage" office:value="0.0345856418270903" calcext:value-type="percentage">
            <text:p>3,46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34534762.7350149" calcext:value-type="float">
            <text:p>34534762,74</text:p>
          </table:table-cell>
          <table:table-cell office:value-type="string" calcext:value-type="string">
            <text:p>Feasible</text:p>
          </table:table-cell>
          <table:table-cell office:value-type="float" office:value="0.000974269385199" calcext:value-type="float">
            <text:p>0,000974269385199</text:p>
          </table:table-cell>
          <table:table-cell office:value-type="float" office:value="3600" calcext:value-type="float">
            <text:p>3600</text:p>
          </table:table-cell>
          <table:table-cell/>
          <table:table-cell table:style-name="ce4" table:formula="of:=([.D96]-[.H89])/(0.0000000001+[.D96])" office:value-type="percentage" office:value="0.0190898123731779" calcext:value-type="percentage">
            <text:p>1,91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float" office:value="66" calcext:value-type="float">
            <text:p>66</text:p>
          </table:table-cell>
          <table:table-cell table:style-name="ce2" office:value-type="float" office:value="32762029.3463318" calcext:value-type="float">
            <text:p>32762029,35</text:p>
          </table:table-cell>
          <table:table-cell office:value-type="string" calcext:value-type="string">
            <text:p>Feasible</text:p>
          </table:table-cell>
          <table:table-cell office:value-type="float" office:value="0.001634695273607" calcext:value-type="float">
            <text:p>0,001634695273607</text:p>
          </table:table-cell>
          <table:table-cell office:value-type="float" office:value="3600" calcext:value-type="float">
            <text:p>3600</text:p>
          </table:table-cell>
          <table:table-cell/>
          <table:table-cell table:style-name="ce4" table:formula="of:=([.D97]-[.H90])/(0.0000000001+[.D97])" office:value-type="percentage" office:value="0.029588797886747" calcext:value-type="percentage">
            <text:p>2,96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float" office:value="72" calcext:value-type="float">
            <text:p>72</text:p>
          </table:table-cell>
          <table:table-cell table:style-name="ce2" office:value-type="float" office:value="30944834.6910004" calcext:value-type="float">
            <text:p>30944834,69</text:p>
          </table:table-cell>
          <table:table-cell office:value-type="string" calcext:value-type="string">
            <text:p>Feasible</text:p>
          </table:table-cell>
          <table:table-cell office:value-type="float" office:value="0.002277160770119" calcext:value-type="float">
            <text:p>0,002277160770119</text:p>
          </table:table-cell>
          <table:table-cell office:value-type="float" office:value="3600" calcext:value-type="float">
            <text:p>3600</text:p>
          </table:table-cell>
          <table:table-cell/>
          <table:table-cell table:style-name="ce4" table:formula="of:=([.D98]-[.H91])/(0.0000000001+[.D98])" office:value-type="percentage" office:value="0.0485771538299957" calcext:value-type="percentage">
            <text:p>4,86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exact</text:p>
          </table:table-cell>
          <table:table-cell office:value-type="string" calcext:value-type="string">
            <text:p>urgenc</text:p>
          </table:table-cell>
          <table:table-cell office:value-type="float" office:value="78" calcext:value-type="float">
            <text:p>78</text:p>
          </table:table-cell>
          <table:table-cell table:style-name="ce2" office:value-type="float" office:value="29444834.3303639" calcext:value-type="float">
            <text:p>29444834,33</text:p>
          </table:table-cell>
          <table:table-cell office:value-type="string" calcext:value-type="string">
            <text:p>Feasible</text:p>
          </table:table-cell>
          <table:table-cell office:value-type="float" office:value="0.002348855159108" calcext:value-type="float">
            <text:p>0,002348855159108</text:p>
          </table:table-cell>
          <table:table-cell office:value-type="float" office:value="3600" calcext:value-type="float">
            <text:p>3600</text:p>
          </table:table-cell>
          <table:table-cell/>
          <table:table-cell table:style-name="ce4" table:formula="of:=([.D99]-[.H92])/(0.0000000001+[.D99])" office:value-type="percentage" office:value="0.0334271522956113" calcext:value-type="percentage">
            <text:p>3,34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vns</text:p>
          </table:table-cell>
          <table:table-cell office:value-type="string" calcext:value-type="string">
            <text:p>urgenc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105245324.086308" calcext:value-type="float">
            <text:p>105245324,09</text:p>
          </table:table-cell>
          <table:table-cell table:number-columns-repeated="2"/>
          <table:table-cell office:value-type="float" office:value="3606" calcext:value-type="float">
            <text:p>3606</text:p>
          </table:table-cell>
          <table:table-cell/>
          <table:table-cell table:style-name="ce4" table:formula="of:=([.D100]-[.H86])/(0.0000000001+[.D100])" office:value-type="percentage" office:value="0.633787158076424" calcext:value-type="percentage">
            <text:p>63,38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vns</text:p>
          </table:table-cell>
          <table:table-cell office:value-type="string" calcext:value-type="string">
            <text:p>urgenc</text:p>
          </table:table-cell>
          <table:table-cell office:value-type="float" office:value="48" calcext:value-type="float">
            <text:p>48</text:p>
          </table:table-cell>
          <table:table-cell table:style-name="ce2" office:value-type="float" office:value="99214448.7407968" calcext:value-type="float">
            <text:p>99214448,74</text:p>
          </table:table-cell>
          <table:table-cell table:number-columns-repeated="2"/>
          <table:table-cell office:value-type="float" office:value="3607" calcext:value-type="float">
            <text:p>3607</text:p>
          </table:table-cell>
          <table:table-cell/>
          <table:table-cell table:style-name="ce4" table:formula="of:=([.D101]-[.H87])/(0.0000000001+[.D101])" office:value-type="percentage" office:value="0.642021999391237" calcext:value-type="percentage">
            <text:p>64,2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vns</text:p>
          </table:table-cell>
          <table:table-cell office:value-type="string" calcext:value-type="string">
            <text:p>urgenc</text:p>
          </table:table-cell>
          <table:table-cell office:value-type="float" office:value="54" calcext:value-type="float">
            <text:p>54</text:p>
          </table:table-cell>
          <table:table-cell table:style-name="ce2" office:value-type="float" office:value="93392921.3665483" calcext:value-type="float">
            <text:p>93392921,37</text:p>
          </table:table-cell>
          <table:table-cell table:number-columns-repeated="2"/>
          <table:table-cell office:value-type="float" office:value="3607" calcext:value-type="float">
            <text:p>3607</text:p>
          </table:table-cell>
          <table:table-cell/>
          <table:table-cell table:style-name="ce4" table:formula="of:=([.D102]-[.H88])/(0.0000000001+[.D102])" office:value-type="percentage" office:value="0.618564793564789" calcext:value-type="percentage">
            <text:p>61,86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vns</text:p>
          </table:table-cell>
          <table:table-cell office:value-type="string" calcext:value-type="string">
            <text:p>urgenc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4165137.2657546" calcext:value-type="float">
            <text:p>84165137,27</text:p>
          </table:table-cell>
          <table:table-cell table:number-columns-repeated="2"/>
          <table:table-cell office:value-type="float" office:value="3607" calcext:value-type="float">
            <text:p>3607</text:p>
          </table:table-cell>
          <table:table-cell/>
          <table:table-cell table:style-name="ce4" table:formula="of:=([.D103]-[.H89])/(0.0000000001+[.D103])" office:value-type="percentage" office:value="0.597511491164232" calcext:value-type="percentage">
            <text:p>59,75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vns</text:p>
          </table:table-cell>
          <table:table-cell office:value-type="string" calcext:value-type="string">
            <text:p>urgenc</text:p>
          </table:table-cell>
          <table:table-cell office:value-type="float" office:value="66" calcext:value-type="float">
            <text:p>66</text:p>
          </table:table-cell>
          <table:table-cell table:style-name="ce2" office:value-type="float" office:value="76434404.6652413" calcext:value-type="float">
            <text:p>76434404,67</text:p>
          </table:table-cell>
          <table:table-cell table:number-columns-repeated="2"/>
          <table:table-cell office:value-type="float" office:value="3610" calcext:value-type="float">
            <text:p>3610</text:p>
          </table:table-cell>
          <table:table-cell/>
          <table:table-cell table:style-name="ce4" table:formula="of:=([.D104]-[.H90])/(0.0000000001+[.D104])" office:value-type="percentage" office:value="0.584053275211793" calcext:value-type="percentage">
            <text:p>58,41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vns</text:p>
          </table:table-cell>
          <table:table-cell office:value-type="string" calcext:value-type="string">
            <text:p>urgenc</text:p>
          </table:table-cell>
          <table:table-cell office:value-type="float" office:value="72" calcext:value-type="float">
            <text:p>72</text:p>
          </table:table-cell>
          <table:table-cell table:style-name="ce2" office:value-type="float" office:value="77925717.6377907" calcext:value-type="float">
            <text:p>77925717,64</text:p>
          </table:table-cell>
          <table:table-cell table:number-columns-repeated="2"/>
          <table:table-cell office:value-type="float" office:value="3607" calcext:value-type="float">
            <text:p>3607</text:p>
          </table:table-cell>
          <table:table-cell/>
          <table:table-cell table:style-name="ce4" table:formula="of:=([.D105]-[.H91])/(0.0000000001+[.D105])" office:value-type="percentage" office:value="0.622183489758535" calcext:value-type="percentage">
            <text:p>62,22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vns</text:p>
          </table:table-cell>
          <table:table-cell office:value-type="string" calcext:value-type="string">
            <text:p>urgenc</text:p>
          </table:table-cell>
          <table:table-cell office:value-type="float" office:value="78" calcext:value-type="float">
            <text:p>78</text:p>
          </table:table-cell>
          <table:table-cell table:style-name="ce2" office:value-type="float" office:value="73437423.8262798" calcext:value-type="float">
            <text:p>73437423,83</text:p>
          </table:table-cell>
          <table:table-cell table:number-columns-repeated="2"/>
          <table:table-cell office:value-type="float" office:value="3607" calcext:value-type="float">
            <text:p>3607</text:p>
          </table:table-cell>
          <table:table-cell/>
          <table:table-cell table:style-name="ce4" table:formula="of:=([.D106]-[.H92])/(0.0000000001+[.D106])" office:value-type="percentage" office:value="0.612451310435279" calcext:value-type="percentage">
            <text:p>61,25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tb</text:p>
          </table:table-cell>
          <table:table-cell office:value-type="string" calcext:value-type="string">
            <text:p>urgenc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99947733.1221621" calcext:value-type="float">
            <text:p>99947733,12</text:p>
          </table:table-cell>
          <table:table-cell table:number-columns-repeated="2"/>
          <table:table-cell office:value-type="float" office:value="3609" calcext:value-type="float">
            <text:p>3609</text:p>
          </table:table-cell>
          <table:table-cell/>
          <table:table-cell table:style-name="ce4" table:formula="of:=([.D107]-[.H86])/(0.0000000001+[.D107])" office:value-type="percentage" office:value="0.614376554336593" calcext:value-type="percentage">
            <text:p>61,44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tb</text:p>
          </table:table-cell>
          <table:table-cell office:value-type="string" calcext:value-type="string">
            <text:p>urgenc</text:p>
          </table:table-cell>
          <table:table-cell office:value-type="float" office:value="48" calcext:value-type="float">
            <text:p>48</text:p>
          </table:table-cell>
          <table:table-cell table:style-name="ce2" office:value-type="float" office:value="100601681.45949" calcext:value-type="float">
            <text:p>100601681,46</text:p>
          </table:table-cell>
          <table:table-cell table:number-columns-repeated="2"/>
          <table:table-cell office:value-type="float" office:value="3606" calcext:value-type="float">
            <text:p>3606</text:p>
          </table:table-cell>
          <table:table-cell/>
          <table:table-cell table:style-name="ce4" table:formula="of:=([.D108]-[.H87])/(0.0000000001+[.D108])" office:value-type="percentage" office:value="0.646958286616387" calcext:value-type="percentage">
            <text:p>64,7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tb</text:p>
          </table:table-cell>
          <table:table-cell office:value-type="string" calcext:value-type="string">
            <text:p>urgenc</text:p>
          </table:table-cell>
          <table:table-cell office:value-type="float" office:value="54" calcext:value-type="float">
            <text:p>54</text:p>
          </table:table-cell>
          <table:table-cell table:style-name="ce2" office:value-type="float" office:value="96716162.9860922" calcext:value-type="float">
            <text:p>96716162,99</text:p>
          </table:table-cell>
          <table:table-cell table:number-columns-repeated="2"/>
          <table:table-cell office:value-type="float" office:value="3610" calcext:value-type="float">
            <text:p>3610</text:p>
          </table:table-cell>
          <table:table-cell/>
          <table:table-cell table:style-name="ce4" table:formula="of:=([.D109]-[.H88])/(0.0000000001+[.D109])" office:value-type="percentage" office:value="0.631671200126504" calcext:value-type="percentage">
            <text:p>63,17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tb</text:p>
          </table:table-cell>
          <table:table-cell office:value-type="string" calcext:value-type="string">
            <text:p>urgenc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0327300.0279186" calcext:value-type="float">
            <text:p>80327300,03</text:p>
          </table:table-cell>
          <table:table-cell table:number-columns-repeated="2"/>
          <table:table-cell office:value-type="float" office:value="3611" calcext:value-type="float">
            <text:p>3611</text:p>
          </table:table-cell>
          <table:table-cell/>
          <table:table-cell table:style-name="ce4" table:formula="of:=([.D110]-[.H89])/(0.0000000001+[.D110])" office:value-type="percentage" office:value="0.578281598133169" calcext:value-type="percentage">
            <text:p>57,83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tb</text:p>
          </table:table-cell>
          <table:table-cell office:value-type="string" calcext:value-type="string">
            <text:p>urgenc</text:p>
          </table:table-cell>
          <table:table-cell office:value-type="float" office:value="66" calcext:value-type="float">
            <text:p>66</text:p>
          </table:table-cell>
          <table:table-cell table:style-name="ce2" office:value-type="float" office:value="76462918.8790525" calcext:value-type="float">
            <text:p>76462918,88</text:p>
          </table:table-cell>
          <table:table-cell table:number-columns-repeated="2"/>
          <table:table-cell office:value-type="float" office:value="3610" calcext:value-type="float">
            <text:p>3610</text:p>
          </table:table-cell>
          <table:table-cell/>
          <table:table-cell table:style-name="ce4" table:formula="of:=([.D111]-[.H90])/(0.0000000001+[.D111])" office:value-type="percentage" office:value="0.584208388226292" calcext:value-type="percentage">
            <text:p>58,42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tb</text:p>
          </table:table-cell>
          <table:table-cell office:value-type="string" calcext:value-type="string">
            <text:p>urgenc</text:p>
          </table:table-cell>
          <table:table-cell office:value-type="float" office:value="72" calcext:value-type="float">
            <text:p>72</text:p>
          </table:table-cell>
          <table:table-cell table:style-name="ce2" office:value-type="float" office:value="76746798.9526827" calcext:value-type="float">
            <text:p>76746798,95</text:p>
          </table:table-cell>
          <table:table-cell table:number-columns-repeated="2"/>
          <table:table-cell office:value-type="float" office:value="3606" calcext:value-type="float">
            <text:p>3606</text:p>
          </table:table-cell>
          <table:table-cell/>
          <table:table-cell table:style-name="ce4" table:formula="of:=([.D112]-[.H91])/(0.0000000001+[.D112])" office:value-type="percentage" office:value="0.616379795669084" calcext:value-type="percentage">
            <text:p>61,64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sv_tb</text:p>
          </table:table-cell>
          <table:table-cell office:value-type="string" calcext:value-type="string">
            <text:p>urgenc</text:p>
          </table:table-cell>
          <table:table-cell office:value-type="float" office:value="78" calcext:value-type="float">
            <text:p>78</text:p>
          </table:table-cell>
          <table:table-cell table:style-name="ce2" office:value-type="float" office:value="74053939.2793256" calcext:value-type="float">
            <text:p>74053939,28</text:p>
          </table:table-cell>
          <table:table-cell table:number-columns-repeated="2"/>
          <table:table-cell office:value-type="float" office:value="3611" calcext:value-type="float">
            <text:p>3611</text:p>
          </table:table-cell>
          <table:table-cell/>
          <table:table-cell table:style-name="ce4" table:formula="of:=([.D113]-[.H92])/(0.0000000001+[.D113])" office:value-type="percentage" office:value="0.615677739147235" calcext:value-type="percentage">
            <text:p>61,57 %</text:p>
          </table:table-cell>
          <table:table-cell table:number-columns-repeated="2"/>
        </table:table-row>
        <table:table-row table:style-name="ro1" table:number-rows-repeated="104846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Feuille1.A1:Feuille1.K1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2">
      <number:number number:decimal-places="4" number:min-decimal-places="4" number:min-integer-digits="1"/>
      <number:text> %</number:text>
    </number:percentage-style>
    <number:percentage-style style:name="N111">
      <number:number number:decimal-places="3" number:min-decimal-places="3" number:min-integer-digits="1"/>
      <number:text> %</number:text>
    </number:percentage-style>
    <number:number-style style:name="N110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08">
      <number:number number:decimal-places="5" number:min-decimal-places="5" number:min-integer-digits="1"/>
    </number:number-style>
    <number:number-style style:name="N107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4:15:34.732133324</meta:creation-date>
    <dc:date>2024-05-21T16:55:45.140618133</dc:date>
    <meta:editing-duration>PT29M59S</meta:editing-duration>
    <meta:editing-cycles>3</meta:editing-cycles>
    <meta:generator>LibreOffice/7.3.7.2$Linux_X86_64 LibreOffice_project/30$Build-2</meta:generator>
    <meta:document-statistic meta:table-count="1" meta:cell-count="795" meta:object-count="0"/>
  </office:meta>
</office:document-meta>
</file>